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cs" fo:country="CZ" officeooo:rsid="0015ad37" officeooo:paragraph-rsid="0015ad37"/>
    </style:style>
    <style:style style:name="P2" style:family="paragraph" style:parent-style-name="Text_20_body">
      <style:paragraph-properties fo:text-align="start" style:justify-single-word="false"/>
      <style:text-properties fo:language="cs" fo:country="CZ" officeooo:rsid="0015ad37" officeooo:paragraph-rsid="001921b5"/>
    </style:style>
    <style:style style:name="P3" style:family="paragraph" style:parent-style-name="Text_20_body">
      <style:paragraph-properties fo:text-align="start" style:justify-single-word="false"/>
      <style:text-properties fo:language="cs" fo:country="CZ" officeooo:rsid="0015ad37" officeooo:paragraph-rsid="001afbf1"/>
    </style:style>
    <style:style style:name="P4" style:family="paragraph" style:parent-style-name="Text_20_body">
      <style:text-properties fo:language="cs" fo:country="CZ" officeooo:rsid="0015ad37" officeooo:paragraph-rsid="001afbf1"/>
    </style:style>
    <style:style style:name="P5" style:family="paragraph" style:parent-style-name="Text_20_body">
      <style:text-properties fo:language="cs" fo:country="CZ" officeooo:rsid="001afbf1" officeooo:paragraph-rsid="001afbf1"/>
    </style:style>
    <style:style style:name="P6" style:family="paragraph" style:parent-style-name="Text_20_body">
      <style:text-properties fo:language="cs" fo:country="CZ" officeooo:rsid="001c3999" officeooo:paragraph-rsid="001c3999"/>
    </style:style>
    <style:style style:name="P7" style:family="paragraph" style:parent-style-name="Text_20_body">
      <style:text-properties fo:language="cs" fo:country="CZ" officeooo:rsid="001d49a1" officeooo:paragraph-rsid="001d49a1"/>
    </style:style>
    <style:style style:name="P8" style:family="paragraph" style:parent-style-name="Text_20_body">
      <style:text-properties fo:language="cs" fo:country="CZ" officeooo:rsid="004e7e95" officeooo:paragraph-rsid="004e7e95"/>
    </style:style>
    <style:style style:name="P9" style:family="paragraph" style:parent-style-name="Text_20_body">
      <style:text-properties fo:language="cs" fo:country="CZ" officeooo:rsid="005f30b8" officeooo:paragraph-rsid="005f30b8"/>
    </style:style>
    <style:style style:name="P10" style:family="paragraph" style:parent-style-name="Text_20_body">
      <style:text-properties fo:language="cs" fo:country="CZ" officeooo:rsid="0062c150" officeooo:paragraph-rsid="0062c150"/>
    </style:style>
    <style:style style:name="P11" style:family="paragraph" style:parent-style-name="Text_20_body">
      <style:text-properties fo:language="cs" fo:country="CZ" officeooo:rsid="006336d5" officeooo:paragraph-rsid="006336d5"/>
    </style:style>
    <style:style style:name="P12" style:family="paragraph" style:parent-style-name="Text_20_body">
      <style:text-properties fo:language="cs" fo:country="CZ" officeooo:rsid="0064b4d3" officeooo:paragraph-rsid="0064b4d3"/>
    </style:style>
    <style:style style:name="P13" style:family="paragraph" style:parent-style-name="Text_20_body">
      <style:text-properties fo:language="cs" fo:country="CZ" officeooo:rsid="0064b4d3" officeooo:paragraph-rsid="0065a8e5"/>
    </style:style>
    <style:style style:name="P14" style:family="paragraph" style:parent-style-name="Text_20_body">
      <style:text-properties fo:language="cs" fo:country="CZ" officeooo:rsid="0064b4d3" officeooo:paragraph-rsid="0066eac5"/>
    </style:style>
    <style:style style:name="P15" style:family="paragraph" style:parent-style-name="Text_20_body">
      <style:text-properties fo:language="cs" fo:country="CZ" officeooo:rsid="0064b4d3" officeooo:paragraph-rsid="0068f74c"/>
    </style:style>
    <style:style style:name="P16" style:family="paragraph" style:parent-style-name="Text_20_body">
      <style:text-properties fo:language="cs" fo:country="CZ" officeooo:rsid="0067ff52" officeooo:paragraph-rsid="0067ff52"/>
    </style:style>
    <style:style style:name="P17" style:family="paragraph" style:parent-style-name="Text_20_body">
      <style:text-properties fo:language="cs" fo:country="CZ" officeooo:rsid="006c9778" officeooo:paragraph-rsid="006c9778"/>
    </style:style>
    <style:style style:name="P18" style:family="paragraph" style:parent-style-name="Text_20_body">
      <style:text-properties fo:language="cs" fo:country="CZ" officeooo:rsid="006f2395" officeooo:paragraph-rsid="006f2395"/>
    </style:style>
    <style:style style:name="P19" style:family="paragraph" style:parent-style-name="Text_20_body">
      <style:text-properties fo:language="cs" fo:country="CZ" officeooo:rsid="0071f45d" officeooo:paragraph-rsid="0071f45d"/>
    </style:style>
    <style:style style:name="P20" style:family="paragraph" style:parent-style-name="Text_20_body">
      <style:text-properties fo:language="cs" fo:country="CZ" officeooo:rsid="0076e5a6" officeooo:paragraph-rsid="0076e5a6"/>
    </style:style>
    <style:style style:name="P21" style:family="paragraph" style:parent-style-name="Text_20_body">
      <style:paragraph-properties fo:text-align="start" style:justify-single-word="false"/>
      <style:text-properties fo:language="cs" fo:country="CZ" officeooo:rsid="004a9516" officeooo:paragraph-rsid="004a9516"/>
    </style:style>
    <style:style style:name="P22" style:family="paragraph" style:parent-style-name="Text_20_body">
      <style:text-properties fo:language="cs" fo:country="CZ" fo:font-style="italic" officeooo:rsid="00a4c882" officeooo:paragraph-rsid="007eb681" style:font-style-asian="italic" style:font-style-complex="italic"/>
    </style:style>
    <style:style style:name="P23" style:family="paragraph" style:parent-style-name="Text_20_body">
      <style:text-properties fo:language="cs" fo:country="CZ" fo:font-style="italic" officeooo:rsid="00a79ad2" officeooo:paragraph-rsid="007eb681" style:font-style-asian="italic" style:font-style-complex="italic"/>
    </style:style>
    <style:style style:name="P24" style:family="paragraph" style:parent-style-name="Text_20_body">
      <style:text-properties fo:language="cs" fo:country="CZ" fo:font-style="italic" officeooo:rsid="00bcadc9" officeooo:paragraph-rsid="007eb681" style:font-style-asian="italic" style:font-style-complex="italic"/>
    </style:style>
    <style:style style:name="P25" style:family="paragraph" style:parent-style-name="Text_20_body">
      <style:text-properties fo:language="cs" fo:country="CZ" fo:font-style="italic" officeooo:rsid="00aac2f4" officeooo:paragraph-rsid="007eb681" style:font-style-asian="italic" style:font-style-complex="italic"/>
    </style:style>
    <style:style style:name="P26" style:family="paragraph" style:parent-style-name="Text_20_body">
      <style:text-properties fo:language="cs" fo:country="CZ" fo:font-style="italic" officeooo:rsid="00bb0d6a" officeooo:paragraph-rsid="007eb681" style:font-style-asian="italic" style:font-style-complex="italic"/>
    </style:style>
    <style:style style:name="P27" style:family="paragraph" style:parent-style-name="Text_20_body">
      <style:text-properties fo:language="cs" fo:country="CZ" fo:font-style="italic" officeooo:rsid="00abf2f4" officeooo:paragraph-rsid="00abf2f4" style:font-style-asian="italic" style:font-style-complex="italic"/>
    </style:style>
    <style:style style:name="P28" style:family="paragraph" style:parent-style-name="Text_20_body">
      <style:text-properties fo:language="cs" fo:country="CZ" fo:font-style="italic" officeooo:rsid="00af270b" officeooo:paragraph-rsid="00af270b" style:font-style-asian="italic" style:font-style-complex="italic"/>
    </style:style>
    <style:style style:name="P29" style:family="paragraph" style:parent-style-name="Text_20_body">
      <style:text-properties fo:language="cs" fo:country="CZ" fo:font-style="italic" officeooo:rsid="00b74d93" officeooo:paragraph-rsid="00b74d93" style:font-style-asian="italic" style:font-style-complex="italic"/>
    </style:style>
    <style:style style:name="P30" style:family="paragraph" style:parent-style-name="Text_20_body">
      <style:paragraph-properties fo:text-align="start" style:justify-single-word="false"/>
      <style:text-properties fo:language="cs" fo:country="CZ" fo:font-style="italic" officeooo:rsid="00b90a7b" officeooo:paragraph-rsid="00b90a7b" style:font-style-asian="italic" style:font-style-complex="italic"/>
    </style:style>
    <style:style style:name="P31" style:family="paragraph" style:parent-style-name="Text_20_body">
      <style:paragraph-properties fo:text-align="start" style:justify-single-word="false"/>
      <style:text-properties fo:language="cs" fo:country="CZ" fo:font-style="italic" officeooo:rsid="00bd61c0" officeooo:paragraph-rsid="00bd61c0" style:font-style-asian="italic" style:font-style-complex="italic"/>
    </style:style>
    <style:style style:name="P32" style:family="paragraph" style:parent-style-name="Text_20_body">
      <style:paragraph-properties fo:text-align="start" style:justify-single-word="false"/>
      <style:text-properties fo:language="cs" fo:country="CZ" fo:font-style="italic" officeooo:rsid="00baa537" officeooo:paragraph-rsid="00baa537" style:font-style-asian="italic" style:font-style-complex="italic"/>
    </style:style>
    <style:style style:name="P33" style:family="paragraph" style:parent-style-name="Text_20_body">
      <style:paragraph-properties fo:text-align="start" style:justify-single-word="false"/>
      <style:text-properties fo:language="cs" fo:country="CZ" fo:font-style="italic" officeooo:rsid="00bbb523" officeooo:paragraph-rsid="00bbb523" style:font-style-asian="italic" style:font-style-complex="italic"/>
    </style:style>
    <style:style style:name="P34" style:family="paragraph" style:parent-style-name="Text_20_body">
      <style:paragraph-properties fo:text-align="start" style:justify-single-word="false"/>
      <style:text-properties fo:language="cs" fo:country="CZ" fo:font-style="italic" officeooo:rsid="00bca6ad" officeooo:paragraph-rsid="00bca6ad" style:font-style-asian="italic" style:font-style-complex="italic"/>
    </style:style>
    <style:style style:name="P35" style:family="paragraph" style:parent-style-name="Text_20_body">
      <style:paragraph-properties fo:text-align="start" style:justify-single-word="false"/>
      <style:text-properties fo:language="cs" fo:country="CZ" fo:font-style="italic" fo:font-weight="normal" officeooo:rsid="0064b4d3" officeooo:paragraph-rsid="00bed9a9" style:font-style-asian="italic" style:font-weight-asian="normal" style:font-style-complex="italic" style:font-weight-complex="normal"/>
    </style:style>
    <style:style style:name="P36" style:family="paragraph" style:parent-style-name="Text_20_body">
      <style:text-properties fo:language="cs" fo:country="CZ" officeooo:rsid="007c2457" officeooo:paragraph-rsid="007c2457"/>
    </style:style>
    <style:style style:name="P37" style:family="paragraph" style:parent-style-name="Text_20_body">
      <style:text-properties fo:language="cs" fo:country="CZ" fo:font-style="normal" fo:font-weight="normal" officeooo:rsid="01011eee" officeooo:paragraph-rsid="008072e9"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language="cs" fo:country="CZ" fo:font-style="normal" fo:font-weight="normal" officeooo:rsid="010f5750" officeooo:paragraph-rsid="008072e9"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language="cs" fo:country="CZ" fo:font-style="normal" fo:font-weight="normal" officeooo:rsid="0114e1de" officeooo:paragraph-rsid="008072e9"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fo:language="cs" fo:country="CZ" fo:font-style="normal" officeooo:rsid="00b90a7b" officeooo:paragraph-rsid="00b90a7b" style:font-style-asian="normal" style:font-style-complex="normal"/>
    </style:style>
    <style:style style:name="P41" style:family="paragraph" style:parent-style-name="Text_20_body">
      <style:paragraph-properties fo:text-align="start" style:justify-single-word="false"/>
      <style:text-properties fo:language="cs" fo:country="CZ" fo:font-style="normal" officeooo:rsid="00b96689" officeooo:paragraph-rsid="00b96689" style:font-style-asian="normal" style:font-style-complex="normal"/>
    </style:style>
    <style:style style:name="P42" style:family="paragraph" style:parent-style-name="Text_20_body">
      <style:paragraph-properties fo:text-align="start" style:justify-single-word="false"/>
      <style:text-properties fo:language="cs" fo:country="CZ" officeooo:rsid="0105aab3" officeooo:paragraph-rsid="008072e9"/>
    </style:style>
    <style:style style:name="P43" style:family="paragraph" style:parent-style-name="Text_20_body">
      <style:text-properties fo:language="cs" fo:country="CZ" officeooo:rsid="00b345a1" officeooo:paragraph-rsid="00b345a1"/>
    </style:style>
    <style:style style:name="P44" style:family="paragraph" style:parent-style-name="Text_20_body">
      <style:paragraph-properties fo:text-align="start" style:justify-single-word="false"/>
    </style:style>
    <style:style style:name="P45" style:family="paragraph" style:parent-style-name="Text_20_body">
      <style:paragraph-properties fo:text-align="start" style:justify-single-word="false"/>
      <style:text-properties officeooo:paragraph-rsid="008072e9"/>
    </style:style>
    <style:style style:name="P46" style:family="paragraph" style:parent-style-name="Text_20_body">
      <style:paragraph-properties fo:text-align="start" style:justify-single-word="false"/>
      <style:text-properties officeooo:paragraph-rsid="0089856b"/>
    </style:style>
    <style:style style:name="P47" style:family="paragraph" style:parent-style-name="Text_20_body">
      <style:paragraph-properties fo:text-align="start" style:justify-single-word="false"/>
      <style:text-properties officeooo:rsid="0015ad37" officeooo:paragraph-rsid="0015ad37"/>
    </style:style>
    <style:style style:name="P48" style:family="paragraph" style:parent-style-name="Text_20_body">
      <style:text-properties officeooo:rsid="0015ad37" officeooo:paragraph-rsid="0015ad37"/>
    </style:style>
    <style:style style:name="P49" style:family="paragraph" style:parent-style-name="Text_20_body">
      <style:text-properties officeooo:rsid="001921b5" officeooo:paragraph-rsid="001921b5"/>
    </style:style>
    <style:style style:name="P50" style:family="paragraph" style:parent-style-name="Text_20_body">
      <style:text-properties officeooo:paragraph-rsid="0015ad37"/>
    </style:style>
    <style:style style:name="P51" style:family="paragraph" style:parent-style-name="Text_20_body">
      <style:text-properties officeooo:rsid="001d49a1" officeooo:paragraph-rsid="001d49a1"/>
    </style:style>
    <style:style style:name="P52" style:family="paragraph" style:parent-style-name="Text_20_body">
      <style:text-properties officeooo:rsid="001e39ad" officeooo:paragraph-rsid="001e39ad"/>
    </style:style>
    <style:style style:name="P53" style:family="paragraph" style:parent-style-name="Text_20_body">
      <style:text-properties officeooo:rsid="002007c1" officeooo:paragraph-rsid="002007c1"/>
    </style:style>
    <style:style style:name="P54" style:family="paragraph" style:parent-style-name="Text_20_body">
      <style:text-properties officeooo:rsid="00212900" officeooo:paragraph-rsid="00212900"/>
    </style:style>
    <style:style style:name="P55" style:family="paragraph" style:parent-style-name="Text_20_body">
      <style:paragraph-properties fo:text-align="start" style:justify-single-word="false"/>
      <style:text-properties officeooo:rsid="0022ca0d" officeooo:paragraph-rsid="0022ca0d"/>
    </style:style>
    <style:style style:name="P56" style:family="paragraph" style:parent-style-name="Text_20_body">
      <style:text-properties officeooo:rsid="0022ca0d" officeooo:paragraph-rsid="0022ca0d"/>
    </style:style>
    <style:style style:name="P57" style:family="paragraph" style:parent-style-name="Text_20_body">
      <style:text-properties fo:font-weight="bold" officeooo:rsid="0022ca0d" officeooo:paragraph-rsid="0022ca0d" style:font-weight-asian="bold" style:font-weight-complex="bold"/>
    </style:style>
    <style:style style:name="P58" style:family="paragraph" style:parent-style-name="Text_20_body">
      <style:text-properties officeooo:rsid="0024b458" officeooo:paragraph-rsid="0024b458"/>
    </style:style>
    <style:style style:name="P59" style:family="paragraph" style:parent-style-name="Text_20_body">
      <style:paragraph-properties fo:text-align="start" style:justify-single-word="false"/>
      <style:text-properties officeooo:rsid="003016a8" officeooo:paragraph-rsid="003016a8"/>
    </style:style>
    <style:style style:name="P60" style:family="paragraph" style:parent-style-name="Text_20_body">
      <style:paragraph-properties fo:text-align="start" style:justify-single-word="false"/>
      <style:text-properties officeooo:rsid="00319738" officeooo:paragraph-rsid="00319738"/>
    </style:style>
    <style:style style:name="P61" style:family="paragraph" style:parent-style-name="Text_20_body">
      <style:paragraph-properties fo:text-align="start" style:justify-single-word="false"/>
      <style:text-properties officeooo:rsid="0032e76f" officeooo:paragraph-rsid="0032e76f"/>
    </style:style>
    <style:style style:name="P62" style:family="paragraph" style:parent-style-name="Text_20_body">
      <style:paragraph-properties fo:text-align="start" style:justify-single-word="false"/>
      <style:text-properties officeooo:rsid="00330e4e" officeooo:paragraph-rsid="00330e4e"/>
    </style:style>
    <style:style style:name="P63" style:family="paragraph" style:parent-style-name="Text_20_body">
      <style:paragraph-properties fo:text-align="start" style:justify-single-word="false"/>
      <style:text-properties fo:font-style="italic" style:font-style-asian="italic" style:font-style-complex="italic"/>
    </style:style>
    <style:style style:name="P64" style:family="paragraph" style:parent-style-name="Text_20_body">
      <style:text-properties fo:font-style="italic" officeooo:rsid="001d49a1" officeooo:paragraph-rsid="001d49a1" style:font-style-asian="italic" style:font-style-complex="italic"/>
    </style:style>
    <style:style style:name="P65" style:family="paragraph" style:parent-style-name="Text_20_body">
      <style:text-properties fo:font-style="italic" officeooo:rsid="0052ec54" officeooo:paragraph-rsid="0052ec54" style:font-style-asian="italic" style:font-style-complex="italic"/>
    </style:style>
    <style:style style:name="P66" style:family="paragraph" style:parent-style-name="Text_20_body">
      <style:text-properties fo:font-style="italic" officeooo:rsid="005947a2" officeooo:paragraph-rsid="005947a2" style:font-style-asian="italic" style:font-style-complex="italic"/>
    </style:style>
    <style:style style:name="P67" style:family="paragraph" style:parent-style-name="Text_20_body">
      <style:text-properties fo:font-style="italic" officeooo:rsid="005b4708" officeooo:paragraph-rsid="005b4708" style:font-style-asian="italic" style:font-style-complex="italic"/>
    </style:style>
    <style:style style:name="P68" style:family="paragraph" style:parent-style-name="Text_20_body">
      <style:text-properties fo:font-style="italic" officeooo:rsid="00a2f6ea" officeooo:paragraph-rsid="007eb681" style:font-style-asian="italic" style:font-style-complex="italic"/>
    </style:style>
    <style:style style:name="P69" style:family="paragraph" style:parent-style-name="Text_20_body">
      <style:text-properties fo:font-style="italic" officeooo:rsid="009c77ce" officeooo:paragraph-rsid="007eb681" style:font-style-asian="italic" style:font-style-complex="italic"/>
    </style:style>
    <style:style style:name="P70" style:family="paragraph" style:parent-style-name="Text_20_body">
      <style:text-properties fo:font-style="italic" officeooo:rsid="009c9ab2" officeooo:paragraph-rsid="007eb681" style:font-style-asian="italic" style:font-style-complex="italic"/>
    </style:style>
    <style:style style:name="P71" style:family="paragraph" style:parent-style-name="Text_20_body">
      <style:text-properties fo:font-style="italic" officeooo:rsid="00a4c882" officeooo:paragraph-rsid="007eb681" style:font-style-asian="italic" style:font-style-complex="italic"/>
    </style:style>
    <style:style style:name="P72" style:family="paragraph" style:parent-style-name="Text_20_body">
      <style:text-properties fo:font-style="italic" officeooo:rsid="00b2a974" officeooo:paragraph-rsid="007eb681" style:font-style-asian="italic" style:font-style-complex="italic"/>
    </style:style>
    <style:style style:name="P73" style:family="paragraph" style:parent-style-name="Text_20_body">
      <style:text-properties fo:font-style="italic" officeooo:paragraph-rsid="007eb681" style:font-style-asian="italic" style:font-style-complex="italic"/>
    </style:style>
    <style:style style:name="P74" style:family="paragraph" style:parent-style-name="Text_20_body">
      <style:paragraph-properties fo:text-align="start" style:justify-single-word="false"/>
      <style:text-properties fo:font-style="italic" officeooo:rsid="00427f54" officeooo:paragraph-rsid="00427f54" style:font-style-asian="italic" style:font-style-complex="italic"/>
    </style:style>
    <style:style style:name="P75" style:family="paragraph" style:parent-style-name="Text_20_body">
      <style:paragraph-properties fo:text-align="start" style:justify-single-word="false"/>
      <style:text-properties fo:font-style="italic" officeooo:rsid="00427f54" officeooo:paragraph-rsid="0048c88f" style:font-style-asian="italic" style:font-style-complex="italic"/>
    </style:style>
    <style:style style:name="P76" style:family="paragraph" style:parent-style-name="Text_20_body">
      <style:paragraph-properties fo:text-align="start" style:justify-single-word="false"/>
      <style:text-properties fo:font-style="italic" officeooo:rsid="00397568" officeooo:paragraph-rsid="00397568" style:font-style-asian="italic" style:font-style-complex="italic"/>
    </style:style>
    <style:style style:name="P77" style:family="paragraph" style:parent-style-name="Text_20_body">
      <style:paragraph-properties fo:text-align="start" style:justify-single-word="false"/>
      <style:text-properties fo:font-style="italic" officeooo:rsid="00483e0d" officeooo:paragraph-rsid="0048c88f" style:font-style-asian="italic" style:font-style-complex="italic"/>
    </style:style>
    <style:style style:name="P78" style:family="paragraph" style:parent-style-name="Text_20_body">
      <style:paragraph-properties fo:text-align="start" style:justify-single-word="false"/>
      <style:text-properties fo:font-style="italic" officeooo:rsid="0037c821" officeooo:paragraph-rsid="0037c821" style:font-style-asian="italic" style:font-style-complex="italic"/>
    </style:style>
    <style:style style:name="P79" style:family="paragraph" style:parent-style-name="Text_20_body">
      <style:paragraph-properties fo:text-align="start" style:justify-single-word="false"/>
      <style:text-properties fo:font-style="italic" officeooo:rsid="007e3ff1" officeooo:paragraph-rsid="007e3ff1" style:font-style-asian="italic" style:font-style-complex="italic"/>
    </style:style>
    <style:style style:name="P80" style:family="paragraph" style:parent-style-name="Text_20_body">
      <style:text-properties fo:font-style="italic" officeooo:rsid="0138f22c" officeooo:paragraph-rsid="00a28427" style:font-style-asian="italic" style:font-style-complex="italic"/>
    </style:style>
    <style:style style:name="P81" style:family="paragraph" style:parent-style-name="Text_20_body">
      <style:text-properties fo:font-style="italic" officeooo:rsid="00a455ec" officeooo:paragraph-rsid="00a53ba7" style:font-style-asian="italic" style:font-style-complex="italic"/>
    </style:style>
    <style:style style:name="P82" style:family="paragraph" style:parent-style-name="Text_20_body">
      <style:text-properties fo:font-style="italic" officeooo:rsid="00a53ba7" officeooo:paragraph-rsid="00a53ba7" style:font-style-asian="italic" style:font-style-complex="italic"/>
    </style:style>
    <style:style style:name="P83" style:family="paragraph" style:parent-style-name="Text_20_body">
      <style:paragraph-properties fo:text-align="start" style:justify-single-word="false"/>
      <style:text-properties fo:font-style="italic" officeooo:rsid="00bd61c0" officeooo:paragraph-rsid="00bd61c0" style:font-style-asian="italic" style:font-style-complex="italic"/>
    </style:style>
    <style:style style:name="P84" style:family="paragraph" style:parent-style-name="Text_20_body">
      <style:paragraph-properties fo:text-align="start" style:justify-single-word="false"/>
      <style:text-properties fo:font-style="italic" officeooo:rsid="00bed9a9" officeooo:paragraph-rsid="00bed9a9" style:font-style-asian="italic" style:font-style-complex="italic"/>
    </style:style>
    <style:style style:name="P85" style:family="paragraph" style:parent-style-name="Text_20_body">
      <style:paragraph-properties fo:text-align="start" style:justify-single-word="false"/>
      <style:text-properties fo:font-style="italic" officeooo:rsid="00c023ba" officeooo:paragraph-rsid="00c023ba" style:font-style-asian="italic" style:font-style-complex="italic"/>
    </style:style>
    <style:style style:name="P86" style:family="paragraph" style:parent-style-name="Text_20_body">
      <style:paragraph-properties fo:text-align="start" style:justify-single-word="false"/>
      <style:text-properties fo:font-style="italic" officeooo:rsid="00c1a310" officeooo:paragraph-rsid="00c1a310" style:font-style-asian="italic" style:font-style-complex="italic"/>
    </style:style>
    <style:style style:name="P87" style:family="paragraph" style:parent-style-name="Text_20_body">
      <style:paragraph-properties fo:text-align="start" style:justify-single-word="false"/>
      <style:text-properties fo:font-style="italic" officeooo:rsid="00c2d3a3" officeooo:paragraph-rsid="00c2d3a3" style:font-style-asian="italic" style:font-style-complex="italic"/>
    </style:style>
    <style:style style:name="P88" style:family="paragraph" style:parent-style-name="Text_20_body">
      <style:paragraph-properties fo:text-align="start" style:justify-single-word="false"/>
      <style:text-properties fo:font-style="italic" officeooo:rsid="00ca5b5e" officeooo:paragraph-rsid="00ca5b5e" style:font-style-asian="italic" style:font-style-complex="italic"/>
    </style:style>
    <style:style style:name="P89" style:family="paragraph" style:parent-style-name="Text_20_body">
      <style:paragraph-properties fo:text-align="start" style:justify-single-word="false"/>
      <style:text-properties fo:font-style="italic" officeooo:rsid="00cb2ec6" officeooo:paragraph-rsid="00cb2ec6" style:font-style-asian="italic" style:font-style-complex="italic"/>
    </style:style>
    <style:style style:name="P90" style:family="paragraph" style:parent-style-name="Text_20_body">
      <style:paragraph-properties fo:text-align="start" style:justify-single-word="false"/>
      <style:text-properties fo:font-style="italic" fo:font-weight="bold" officeooo:rsid="00483e0d" officeooo:paragraph-rsid="0048c88f" style:font-style-asian="italic" style:font-weight-asian="bold" style:font-style-complex="italic" style:font-weight-complex="bold"/>
    </style:style>
    <style:style style:name="P91" style:family="paragraph" style:parent-style-name="Text_20_body">
      <style:text-properties fo:font-style="italic" fo:font-weight="bold" officeooo:rsid="00abf2f4" officeooo:paragraph-rsid="00abf2f4" style:font-style-asian="italic" style:font-weight-asian="bold" style:font-style-complex="italic" style:font-weight-complex="bold"/>
    </style:style>
    <style:style style:name="P92" style:family="paragraph" style:parent-style-name="Text_20_body">
      <style:paragraph-properties fo:text-align="start" style:justify-single-word="false"/>
      <style:text-properties fo:font-style="italic" fo:font-weight="bold" officeooo:rsid="00c1a310" officeooo:paragraph-rsid="00c1a310" style:font-style-asian="italic" style:font-weight-asian="bold" style:font-style-complex="italic" style:font-weight-complex="bold"/>
    </style:style>
    <style:style style:name="P93" style:family="paragraph" style:parent-style-name="Text_20_body">
      <style:text-properties officeooo:rsid="0037c821" officeooo:paragraph-rsid="0037c821"/>
    </style:style>
    <style:style style:name="P94" style:family="paragraph" style:parent-style-name="Text_20_body">
      <style:text-properties officeooo:rsid="003cd457" officeooo:paragraph-rsid="003cd457"/>
    </style:style>
    <style:style style:name="P95" style:family="paragraph" style:parent-style-name="Text_20_body">
      <style:paragraph-properties fo:text-align="start" style:justify-single-word="false"/>
      <style:text-properties officeooo:rsid="003e7732" officeooo:paragraph-rsid="003e7732"/>
    </style:style>
    <style:style style:name="P96" style:family="paragraph" style:parent-style-name="Text_20_body">
      <style:paragraph-properties fo:text-align="start" style:justify-single-word="false"/>
      <style:text-properties officeooo:rsid="00427f54" officeooo:paragraph-rsid="00427f54"/>
    </style:style>
    <style:style style:name="P97" style:family="paragraph" style:parent-style-name="Text_20_body">
      <style:paragraph-properties fo:text-align="start" style:justify-single-word="false"/>
      <style:text-properties officeooo:rsid="00427f54" officeooo:paragraph-rsid="0048c88f"/>
    </style:style>
    <style:style style:name="P98" style:family="paragraph" style:parent-style-name="Text_20_body">
      <style:paragraph-properties fo:text-align="start" style:justify-single-word="false"/>
      <style:text-properties officeooo:rsid="00427f54" officeooo:paragraph-rsid="00812586"/>
    </style:style>
    <style:style style:name="P99" style:family="paragraph" style:parent-style-name="Text_20_body">
      <style:text-properties officeooo:rsid="004f288c" officeooo:paragraph-rsid="004f288c"/>
    </style:style>
    <style:style style:name="P100" style:family="paragraph" style:parent-style-name="Text_20_body">
      <style:text-properties officeooo:rsid="00511544" officeooo:paragraph-rsid="00511544"/>
    </style:style>
    <style:style style:name="P101" style:family="paragraph" style:parent-style-name="Text_20_body">
      <style:text-properties officeooo:rsid="0052ec54" officeooo:paragraph-rsid="0052ec54"/>
    </style:style>
    <style:style style:name="P102" style:family="paragraph" style:parent-style-name="Text_20_body">
      <style:text-properties officeooo:rsid="005c231f" officeooo:paragraph-rsid="005c231f"/>
    </style:style>
    <style:style style:name="P103" style:family="paragraph" style:parent-style-name="Text_20_body">
      <style:text-properties fo:language="en" fo:country="US" fo:font-style="italic" officeooo:rsid="005947a2" officeooo:paragraph-rsid="005947a2" style:font-style-asian="italic" style:font-style-complex="italic"/>
    </style:style>
    <style:style style:name="P104" style:family="paragraph" style:parent-style-name="Text_20_body">
      <style:text-properties fo:language="en" fo:country="US" fo:font-style="italic" officeooo:rsid="005b4708" officeooo:paragraph-rsid="005b4708" style:font-style-asian="italic" style:font-style-complex="italic"/>
    </style:style>
    <style:style style:name="P105" style:family="paragraph" style:parent-style-name="Text_20_body">
      <style:paragraph-properties fo:text-align="start" style:justify-single-word="false"/>
      <style:text-properties fo:language="en" fo:country="US" fo:font-style="italic" officeooo:rsid="009c9ab2" officeooo:paragraph-rsid="007eb681" style:font-style-asian="italic" style:font-style-complex="italic"/>
    </style:style>
    <style:style style:name="P106" style:family="paragraph" style:parent-style-name="Text_20_body">
      <style:text-properties fo:language="en" fo:country="US" fo:font-style="italic" officeooo:rsid="009c9ab2" officeooo:paragraph-rsid="007eb681" style:font-style-asian="italic" style:font-style-complex="italic"/>
    </style:style>
    <style:style style:name="P107" style:family="paragraph" style:parent-style-name="Text_20_body">
      <style:text-properties fo:language="en" fo:country="US" fo:font-style="italic" officeooo:rsid="00a01a77" officeooo:paragraph-rsid="007eb681" style:font-style-asian="italic" style:font-style-complex="italic"/>
    </style:style>
    <style:style style:name="P108" style:family="paragraph" style:parent-style-name="Text_20_body">
      <style:text-properties fo:language="en" fo:country="US" fo:font-style="italic" officeooo:rsid="00a4c882" officeooo:paragraph-rsid="007eb681" style:font-style-asian="italic" style:font-style-complex="italic"/>
    </style:style>
    <style:style style:name="P109" style:family="paragraph" style:parent-style-name="Text_20_body">
      <style:text-properties fo:language="en" fo:country="US" fo:font-style="italic" officeooo:rsid="00abf2f4" officeooo:paragraph-rsid="00abf2f4" style:font-style-asian="italic" style:font-style-complex="italic"/>
    </style:style>
    <style:style style:name="P110" style:family="paragraph" style:parent-style-name="Text_20_body">
      <style:text-properties fo:language="en" fo:country="US" fo:font-style="italic" officeooo:rsid="00a7ddf0" officeooo:paragraph-rsid="00abf2f4" style:font-style-asian="italic" style:font-style-complex="italic"/>
    </style:style>
    <style:style style:name="P111" style:family="paragraph" style:parent-style-name="Text_20_body">
      <style:text-properties fo:language="en" fo:country="US" fo:font-style="italic" officeooo:rsid="00adb652" officeooo:paragraph-rsid="00adb652" style:font-style-asian="italic" style:font-style-complex="italic"/>
    </style:style>
    <style:style style:name="P112" style:family="paragraph" style:parent-style-name="Text_20_body">
      <style:text-properties fo:language="en" fo:country="US" fo:font-style="italic" officeooo:rsid="00af270b" officeooo:paragraph-rsid="00af270b" style:font-style-asian="italic" style:font-style-complex="italic"/>
    </style:style>
    <style:style style:name="P113" style:family="paragraph" style:parent-style-name="Text_20_body">
      <style:paragraph-properties fo:text-align="start" style:justify-single-word="false"/>
      <style:text-properties fo:language="en" fo:country="US" fo:font-style="italic" officeooo:rsid="00b2a974" officeooo:paragraph-rsid="007eb681" style:font-style-asian="italic" style:font-style-complex="italic"/>
    </style:style>
    <style:style style:name="P114" style:family="paragraph" style:parent-style-name="Text_20_body">
      <style:text-properties fo:language="en" fo:country="US" officeooo:rsid="005b4708" officeooo:paragraph-rsid="005b4708"/>
    </style:style>
    <style:style style:name="P115" style:family="paragraph" style:parent-style-name="Text_20_body">
      <style:text-properties fo:language="en" fo:country="US" officeooo:rsid="0065a8e5" officeooo:paragraph-rsid="0064b4d3"/>
    </style:style>
    <style:style style:name="P116" style:family="paragraph" style:parent-style-name="Text_20_body">
      <style:text-properties fo:language="en" fo:country="US" officeooo:rsid="00b345a1" officeooo:paragraph-rsid="00b345a1"/>
    </style:style>
    <style:style style:name="P117" style:family="paragraph" style:parent-style-name="Text_20_body">
      <style:text-properties officeooo:paragraph-rsid="007eb681"/>
    </style:style>
    <style:style style:name="P118" style:family="paragraph" style:parent-style-name="Text_20_body">
      <style:paragraph-properties fo:text-align="start" style:justify-single-word="false"/>
      <style:text-properties officeooo:rsid="00fbf264" officeooo:paragraph-rsid="008072e9"/>
    </style:style>
    <style:style style:name="P119" style:family="paragraph" style:parent-style-name="Text_20_body">
      <style:text-properties officeooo:rsid="00fbf264" officeooo:paragraph-rsid="008072e9"/>
    </style:style>
    <style:style style:name="P120" style:family="paragraph" style:parent-style-name="Text_20_body">
      <style:text-properties officeooo:rsid="00fe9994" officeooo:paragraph-rsid="008072e9"/>
    </style:style>
    <style:style style:name="P121" style:family="paragraph" style:parent-style-name="Text_20_body">
      <style:text-properties officeooo:rsid="0100e31f" officeooo:paragraph-rsid="008072e9"/>
    </style:style>
    <style:style style:name="P122" style:family="paragraph" style:parent-style-name="Text_20_body">
      <style:text-properties officeooo:rsid="01007898" officeooo:paragraph-rsid="008072e9"/>
    </style:style>
    <style:style style:name="P123" style:family="paragraph" style:parent-style-name="Text_20_body">
      <style:text-properties fo:font-weight="normal" officeooo:rsid="01007898" officeooo:paragraph-rsid="008072e9" style:font-weight-asian="normal" style:font-weight-complex="normal"/>
    </style:style>
    <style:style style:name="P124" style:family="paragraph" style:parent-style-name="Text_20_body">
      <style:paragraph-properties fo:text-align="start" style:justify-single-word="false"/>
      <style:text-properties fo:font-weight="normal" officeooo:rsid="01087bf3" officeooo:paragraph-rsid="008072e9" style:font-weight-asian="normal" style:font-weight-complex="normal"/>
    </style:style>
    <style:style style:name="P125" style:family="paragraph" style:parent-style-name="Text_20_body">
      <style:paragraph-properties fo:text-align="start" style:justify-single-word="false"/>
      <style:text-properties fo:font-weight="normal" officeooo:rsid="010b9a39" officeooo:paragraph-rsid="008072e9" style:font-weight-asian="normal" style:font-weight-complex="normal"/>
    </style:style>
    <style:style style:name="P126" style:family="paragraph" style:parent-style-name="Text_20_body">
      <style:paragraph-properties fo:text-align="start" style:justify-single-word="false"/>
      <style:text-properties fo:font-weight="normal" officeooo:rsid="01011eee" officeooo:paragraph-rsid="008072e9" style:font-weight-asian="normal" style:font-weight-complex="normal"/>
    </style:style>
    <style:style style:name="P127" style:family="paragraph" style:parent-style-name="Text_20_body">
      <style:paragraph-properties fo:text-align="start" style:justify-single-word="false"/>
      <style:text-properties fo:font-weight="normal" officeooo:rsid="010f5750" officeooo:paragraph-rsid="008072e9" style:font-weight-asian="normal" style:font-weight-complex="normal"/>
    </style:style>
    <style:style style:name="P128" style:family="paragraph" style:parent-style-name="Text_20_body">
      <style:paragraph-properties fo:text-align="start" style:justify-single-word="false"/>
      <style:text-properties fo:font-weight="normal" officeooo:rsid="0105aab3" officeooo:paragraph-rsid="008072e9" style:font-weight-asian="normal" style:font-weight-complex="normal"/>
    </style:style>
    <style:style style:name="P129" style:family="paragraph" style:parent-style-name="Text_20_body">
      <style:paragraph-properties fo:text-align="start" style:justify-single-word="false"/>
      <style:text-properties fo:font-weight="normal" officeooo:rsid="0113a37a" officeooo:paragraph-rsid="008072e9" style:font-weight-asian="normal" style:font-weight-complex="normal"/>
    </style:style>
    <style:style style:name="P130" style:family="paragraph" style:parent-style-name="Text_20_body">
      <style:text-properties officeooo:rsid="01011eee" officeooo:paragraph-rsid="008072e9"/>
    </style:style>
    <style:style style:name="P131" style:family="paragraph" style:parent-style-name="Text_20_body">
      <style:paragraph-properties fo:text-align="start" style:justify-single-word="false"/>
      <style:text-properties officeooo:rsid="0105aab3" officeooo:paragraph-rsid="008072e9"/>
    </style:style>
    <style:style style:name="P132" style:family="paragraph" style:parent-style-name="Text_20_body">
      <style:paragraph-properties fo:text-align="start" style:justify-single-word="false"/>
      <style:text-properties officeooo:rsid="010b9a39" officeooo:paragraph-rsid="008072e9"/>
    </style:style>
    <style:style style:name="P133" style:family="paragraph" style:parent-style-name="Text_20_body">
      <style:text-properties officeooo:paragraph-rsid="008072e9"/>
    </style:style>
    <style:style style:name="P134" style:family="paragraph" style:parent-style-name="Text_20_body">
      <style:text-properties officeooo:paragraph-rsid="00812586"/>
    </style:style>
    <style:style style:name="P135" style:family="paragraph" style:parent-style-name="Text_20_body">
      <style:paragraph-properties fo:text-align="start" style:justify-single-word="false"/>
      <style:text-properties fo:font-style="normal" officeooo:rsid="00812586" officeooo:paragraph-rsid="00812586" style:font-style-asian="normal" style:font-style-complex="normal"/>
    </style:style>
    <style:style style:name="P136" style:family="paragraph" style:parent-style-name="Text_20_body">
      <style:text-properties fo:font-style="normal" officeooo:rsid="0138f22c" officeooo:paragraph-rsid="00a28427" style:font-style-asian="normal" style:font-style-complex="normal"/>
    </style:style>
    <style:style style:name="P137" style:family="paragraph" style:parent-style-name="Text_20_body">
      <style:paragraph-properties fo:text-align="start" style:justify-single-word="false"/>
      <style:text-properties fo:font-style="normal" officeooo:rsid="00bed9a9" officeooo:paragraph-rsid="00bed9a9" style:font-style-asian="normal" style:font-style-complex="normal"/>
    </style:style>
    <style:style style:name="P138" style:family="paragraph" style:parent-style-name="Text_20_body">
      <style:paragraph-properties fo:text-align="start" style:justify-single-word="false"/>
      <style:text-properties fo:font-style="normal" officeooo:rsid="00c2d3a3" officeooo:paragraph-rsid="00c2d3a3" style:font-style-asian="normal" style:font-style-complex="normal"/>
    </style:style>
    <style:style style:name="P139" style:family="paragraph" style:parent-style-name="Text_20_body">
      <style:paragraph-properties fo:text-align="start" style:justify-single-word="false"/>
      <style:text-properties fo:font-style="normal" officeooo:rsid="00cbd677" officeooo:paragraph-rsid="00cbd677" style:font-style-asian="normal" style:font-style-complex="normal"/>
    </style:style>
    <style:style style:name="P140" style:family="paragraph" style:parent-style-name="Text_20_body">
      <style:paragraph-properties fo:text-align="start" style:justify-single-word="false"/>
      <style:text-properties fo:font-style="normal" fo:font-weight="bold" officeooo:rsid="00c2d3a3" officeooo:paragraph-rsid="00c2d3a3" style:font-style-asian="normal" style:font-weight-asian="bold" style:font-style-complex="normal" style:font-weight-complex="bold"/>
    </style:style>
    <style:style style:name="P141" style:family="paragraph" style:parent-style-name="Text_20_body">
      <style:paragraph-properties fo:text-align="start" style:justify-single-word="false"/>
      <style:text-properties officeooo:rsid="0085c3cf" officeooo:paragraph-rsid="0085c3cf"/>
    </style:style>
    <style:style style:name="P142" style:family="paragraph" style:parent-style-name="Text_20_body">
      <style:paragraph-properties fo:text-align="start" style:justify-single-word="false"/>
      <style:text-properties officeooo:rsid="0087358f" officeooo:paragraph-rsid="0087358f"/>
    </style:style>
    <style:style style:name="P143" style:family="paragraph" style:parent-style-name="Text_20_body">
      <style:paragraph-properties fo:text-align="start" style:justify-single-word="false"/>
      <style:text-properties officeooo:rsid="0087b989" officeooo:paragraph-rsid="0087b989"/>
    </style:style>
    <style:style style:name="P144" style:family="paragraph" style:parent-style-name="Text_20_body">
      <style:paragraph-properties fo:text-align="start" style:justify-single-word="false"/>
      <style:text-properties officeooo:rsid="00890ef4" officeooo:paragraph-rsid="00890ef4"/>
    </style:style>
    <style:style style:name="P145" style:family="paragraph" style:parent-style-name="Text_20_body">
      <style:paragraph-properties fo:text-align="start" style:justify-single-word="false"/>
      <style:text-properties officeooo:rsid="0089856b" officeooo:paragraph-rsid="0089856b"/>
    </style:style>
    <style:style style:name="P146" style:family="paragraph" style:parent-style-name="Text_20_body">
      <style:paragraph-properties fo:text-align="start" style:justify-single-word="false"/>
      <style:text-properties officeooo:rsid="008dc7c9" officeooo:paragraph-rsid="008dc7c9"/>
    </style:style>
    <style:style style:name="P147" style:family="paragraph" style:parent-style-name="Text_20_body">
      <style:paragraph-properties fo:text-align="start" style:justify-single-word="false"/>
      <style:text-properties officeooo:rsid="008e491a" officeooo:paragraph-rsid="008e491a"/>
    </style:style>
    <style:style style:name="P148" style:family="paragraph" style:parent-style-name="Text_20_body">
      <style:text-properties officeooo:rsid="0091ded2" officeooo:paragraph-rsid="0091ded2"/>
    </style:style>
    <style:style style:name="P149" style:family="paragraph" style:parent-style-name="Text_20_body">
      <style:text-properties officeooo:rsid="0091ded2" officeooo:paragraph-rsid="00a7ddf0"/>
    </style:style>
    <style:style style:name="P150" style:family="paragraph" style:parent-style-name="Text_20_body">
      <style:text-properties officeooo:rsid="0097dea6" officeooo:paragraph-rsid="0097dea6"/>
    </style:style>
    <style:style style:name="P151" style:family="paragraph" style:parent-style-name="Text_20_body">
      <style:text-properties officeooo:rsid="0098c808" officeooo:paragraph-rsid="0098c808"/>
    </style:style>
    <style:style style:name="P152" style:family="paragraph" style:parent-style-name="Text_20_body">
      <style:text-properties officeooo:rsid="009be1b4" officeooo:paragraph-rsid="009be1b4"/>
    </style:style>
    <style:style style:name="P153" style:family="paragraph" style:parent-style-name="Text_20_body">
      <style:text-properties officeooo:rsid="00a7ddf0" officeooo:paragraph-rsid="00a7ddf0"/>
    </style:style>
    <style:style style:name="P154" style:family="paragraph" style:parent-style-name="Text_20_body">
      <style:text-properties officeooo:rsid="00a7ddf0" officeooo:paragraph-rsid="00a9b7cf"/>
    </style:style>
    <style:style style:name="P155" style:family="paragraph" style:parent-style-name="Text_20_body">
      <style:text-properties officeooo:rsid="00af270b" officeooo:paragraph-rsid="00af270b"/>
    </style:style>
    <style:style style:name="P156" style:family="paragraph" style:parent-style-name="Text_20_body">
      <style:text-properties officeooo:rsid="00b30332" officeooo:paragraph-rsid="00b30332"/>
    </style:style>
    <style:style style:name="P157" style:family="paragraph" style:parent-style-name="Text_20_body">
      <style:text-properties officeooo:rsid="00b345a1" officeooo:paragraph-rsid="00b345a1"/>
    </style:style>
    <style:style style:name="P158" style:family="paragraph" style:parent-style-name="Text_20_body">
      <style:paragraph-properties fo:text-align="start" style:justify-single-word="false"/>
      <style:text-properties fo:language="cs" fo:country="CZ" fo:font-style="italic" officeooo:rsid="00bd61c0" officeooo:paragraph-rsid="00bd61c0" style:font-style-asian="italic" style:font-style-complex="italic"/>
    </style:style>
    <style:style style:name="P159" style:family="paragraph" style:parent-style-name="Text_20_body">
      <style:paragraph-properties fo:text-align="start" style:justify-single-word="false"/>
      <style:text-properties fo:language="cs" fo:country="CZ" fo:font-style="italic" officeooo:rsid="00bd61c0" officeooo:paragraph-rsid="00bed9a9" style:font-style-asian="italic" style:font-style-complex="italic"/>
    </style:style>
    <style:style style:name="P160" style:family="paragraph" style:parent-style-name="Text_20_body">
      <style:paragraph-properties fo:text-align="start" style:justify-single-word="false"/>
      <style:text-properties fo:language="cs" fo:country="CZ" fo:font-style="italic" officeooo:rsid="00bed9a9" officeooo:paragraph-rsid="00bed9a9" style:font-style-asian="italic" style:font-style-complex="italic"/>
    </style:style>
    <style:style style:name="P161" style:family="paragraph" style:parent-style-name="Text_20_body">
      <style:paragraph-properties fo:text-align="start" style:justify-single-word="false"/>
      <style:text-properties fo:language="cs" fo:country="CZ" fo:font-style="italic" fo:font-weight="bold" officeooo:rsid="00bed9a9" officeooo:paragraph-rsid="00bed9a9" style:font-style-asian="italic" style:font-weight-asian="bold" style:font-style-complex="italic" style:font-weight-complex="bold"/>
    </style:style>
    <style:style style:name="P162" style:family="paragraph" style:parent-style-name="Text_20_body">
      <style:paragraph-properties fo:text-align="start" style:justify-single-word="false"/>
      <style:text-properties fo:language="cs" fo:country="CZ" fo:font-style="normal" officeooo:rsid="00bed9a9" officeooo:paragraph-rsid="00bd61c0" style:font-style-asian="normal" style:font-style-complex="normal"/>
    </style:style>
    <style:style style:name="P163" style:family="paragraph" style:parent-style-name="Text_20_body">
      <style:paragraph-properties fo:text-align="start" style:justify-single-word="false"/>
      <style:text-properties fo:font-style="italic" fo:font-weight="bold" officeooo:rsid="00c2d3a3" officeooo:paragraph-rsid="00bed9a9" style:font-style-asian="italic" style:font-weight-asian="bold" style:font-style-complex="italic" style:font-weight-complex="bold"/>
    </style:style>
    <style:style style:name="P164" style:family="paragraph" style:parent-style-name="Text_20_body">
      <style:paragraph-properties fo:text-align="start" style:justify-single-word="false"/>
      <style:text-properties fo:font-style="italic" officeooo:rsid="00427f54" officeooo:paragraph-rsid="0048c88f" style:font-style-asian="italic" style:font-style-complex="italic"/>
    </style:style>
    <style:style style:name="P165" style:family="paragraph" style:parent-style-name="Text_20_body">
      <style:text-properties fo:font-style="italic" officeooo:rsid="00a53ba7" officeooo:paragraph-rsid="00a53ba7" style:font-style-asian="italic" style:font-style-complex="italic"/>
    </style:style>
    <style:style style:name="P166" style:family="paragraph" style:parent-style-name="Text_20_body">
      <style:text-properties officeooo:rsid="001e39ad" officeooo:paragraph-rsid="001e39ad"/>
    </style:style>
    <style:style style:name="P167" style:family="paragraph" style:parent-style-name="Text_20_body">
      <style:text-properties officeooo:rsid="001e39ad" officeooo:paragraph-rsid="00ce3022"/>
    </style:style>
    <style:style style:name="P168" style:family="paragraph" style:parent-style-name="Text_20_body">
      <style:text-properties officeooo:rsid="0037c821" officeooo:paragraph-rsid="0037c821"/>
    </style:style>
    <style:style style:name="P169" style:family="paragraph" style:parent-style-name="Text_20_body">
      <style:text-properties officeooo:rsid="00d26b77" officeooo:paragraph-rsid="00d26b77"/>
    </style:style>
    <style:style style:name="P170" style:family="paragraph" style:parent-style-name="Text_20_body">
      <style:text-properties officeooo:rsid="004710c7" officeooo:paragraph-rsid="0048c88f"/>
    </style:style>
    <style:style style:name="P171" style:family="paragraph" style:parent-style-name="Text_20_body">
      <style:paragraph-properties fo:text-align="start" style:justify-single-word="false"/>
      <style:text-properties fo:font-style="normal" officeooo:rsid="00cbd677" officeooo:paragraph-rsid="00cbd677" style:font-style-asian="normal" style:font-style-complex="normal"/>
    </style:style>
    <style:style style:name="P172" style:family="paragraph" style:parent-style-name="Heading_20_1">
      <style:text-properties officeooo:paragraph-rsid="00a28427"/>
    </style:style>
    <style:style style:name="P173" style:family="paragraph" style:parent-style-name="Heading_20_1" style:master-page-name="Standard">
      <style:paragraph-properties fo:text-align="center" style:justify-single-word="false" style:page-number="auto"/>
    </style:style>
    <style:style style:name="P174" style:family="paragraph" style:parent-style-name="Heading_20_2">
      <style:text-properties officeooo:paragraph-rsid="00a7ddf0"/>
    </style:style>
    <style:style style:name="P175" style:family="paragraph" style:parent-style-name="Heading_20_2">
      <style:text-properties fo:language="cs" fo:country="CZ" officeooo:rsid="0015ad37" officeooo:paragraph-rsid="0015ad37"/>
    </style:style>
    <style:style style:name="P176" style:family="paragraph" style:parent-style-name="Heading_20_2">
      <style:text-properties officeooo:paragraph-rsid="001921b5"/>
    </style:style>
    <style:style style:name="P177" style:family="paragraph" style:parent-style-name="Heading_20_3">
      <style:text-properties officeooo:paragraph-rsid="0048c88f"/>
    </style:style>
    <style:style style:name="P178" style:family="paragraph" style:parent-style-name="Heading_20_3">
      <style:text-properties officeooo:paragraph-rsid="008072e9"/>
    </style:style>
    <style:style style:name="T1" style:family="text">
      <style:text-properties fo:language="cs" fo:country="CZ"/>
    </style:style>
    <style:style style:name="T2" style:family="text">
      <style:text-properties fo:language="cs" fo:country="CZ" fo:font-style="italic" fo:font-weight="normal" officeooo:rsid="002c3f5c" style:font-style-asian="italic" style:font-weight-asian="normal" style:font-style-complex="italic" style:font-weight-complex="normal"/>
    </style:style>
    <style:style style:name="T3" style:family="text">
      <style:text-properties fo:language="cs" fo:country="CZ" officeooo:rsid="005aef09"/>
    </style:style>
    <style:style style:name="T4" style:family="text">
      <style:text-properties fo:language="cs" fo:country="CZ" officeooo:rsid="005dd258"/>
    </style:style>
    <style:style style:name="T5" style:family="text">
      <style:text-properties fo:language="cs" fo:country="CZ" officeooo:rsid="005f30b8"/>
    </style:style>
    <style:style style:name="T6" style:family="text">
      <style:text-properties fo:language="cs" fo:country="CZ" officeooo:rsid="005f5e5b"/>
    </style:style>
    <style:style style:name="T7" style:family="text">
      <style:text-properties fo:language="cs" fo:country="CZ" officeooo:rsid="00a91d45"/>
    </style:style>
    <style:style style:name="T8" style:family="text">
      <style:text-properties fo:language="cs" fo:country="CZ" officeooo:rsid="009c77ce"/>
    </style:style>
    <style:style style:name="T9" style:family="text">
      <style:text-properties fo:language="cs" fo:country="CZ" officeooo:rsid="00a4c882"/>
    </style:style>
    <style:style style:name="T10" style:family="text">
      <style:text-properties fo:language="cs" fo:country="CZ" officeooo:rsid="00a5ebd2"/>
    </style:style>
    <style:style style:name="T11" style:family="text">
      <style:text-properties fo:language="cs" fo:country="CZ" officeooo:rsid="00aac2f4"/>
    </style:style>
    <style:style style:name="T12" style:family="text">
      <style:text-properties fo:language="cs" fo:country="CZ" officeooo:rsid="00ab2823"/>
    </style:style>
    <style:style style:name="T13" style:family="text">
      <style:text-properties fo:language="cs" fo:country="CZ" officeooo:rsid="00ab6a8f"/>
    </style:style>
    <style:style style:name="T14" style:family="text">
      <style:text-properties fo:language="cs" fo:country="CZ" officeooo:rsid="00ad260e"/>
    </style:style>
    <style:style style:name="T15" style:family="text">
      <style:text-properties fo:language="cs" fo:country="CZ" officeooo:rsid="00b166d8"/>
    </style:style>
    <style:style style:name="T16" style:family="text">
      <style:text-properties fo:language="cs" fo:country="CZ" officeooo:rsid="00b21f30"/>
    </style:style>
    <style:style style:name="T17" style:family="text">
      <style:text-properties fo:language="cs" fo:country="CZ" officeooo:rsid="00adb4aa"/>
    </style:style>
    <style:style style:name="T18" style:family="text">
      <style:text-properties fo:language="cs" fo:country="CZ" officeooo:rsid="00aefd96"/>
    </style:style>
    <style:style style:name="T19" style:family="text">
      <style:text-properties fo:language="cs" fo:country="CZ" officeooo:rsid="00af76b9"/>
    </style:style>
    <style:style style:name="T20" style:family="text">
      <style:text-properties fo:language="cs" fo:country="CZ" officeooo:rsid="00b2f1a5"/>
    </style:style>
    <style:style style:name="T21" style:family="text">
      <style:text-properties fo:language="cs" fo:country="CZ" officeooo:rsid="00b5d447"/>
    </style:style>
    <style:style style:name="T22" style:family="text">
      <style:text-properties fo:language="cs" fo:country="CZ" officeooo:rsid="00b7b658"/>
    </style:style>
    <style:style style:name="T23" style:family="text">
      <style:text-properties fo:language="cs" fo:country="CZ" officeooo:rsid="00b9874a"/>
    </style:style>
    <style:style style:name="T24" style:family="text">
      <style:text-properties fo:language="cs" fo:country="CZ" fo:font-style="normal" style:font-style-asian="normal" style:font-style-complex="normal"/>
    </style:style>
    <style:style style:name="T25" style:family="text">
      <style:text-properties fo:language="cs" fo:country="CZ" fo:font-style="normal" officeooo:rsid="0064b4d3" style:font-style-asian="normal" style:font-style-complex="normal"/>
    </style:style>
    <style:style style:name="T26" style:family="text">
      <style:text-properties fo:language="cs" fo:country="CZ" fo:font-style="normal" officeooo:rsid="00e1b252" style:font-style-asian="normal" style:font-style-complex="normal"/>
    </style:style>
    <style:style style:name="T27" style:family="text">
      <style:text-properties fo:language="cs" fo:country="CZ" fo:font-style="normal" officeooo:rsid="0101d892" style:font-style-asian="normal" style:font-style-complex="normal"/>
    </style:style>
    <style:style style:name="T28" style:family="text">
      <style:text-properties fo:language="cs" fo:country="CZ" fo:font-style="normal" officeooo:rsid="0100e31f" style:font-style-asian="normal" style:font-style-complex="normal"/>
    </style:style>
    <style:style style:name="T29" style:family="text">
      <style:text-properties fo:language="cs" fo:country="CZ" fo:font-style="normal" officeooo:rsid="00e62109" style:font-style-asian="normal" style:font-style-complex="normal"/>
    </style:style>
    <style:style style:name="T30" style:family="text">
      <style:text-properties fo:language="cs" fo:country="CZ" fo:font-style="normal" officeooo:rsid="01011eee" style:font-style-asian="normal" style:font-style-complex="normal"/>
    </style:style>
    <style:style style:name="T31" style:family="text">
      <style:text-properties fo:language="cs" fo:country="CZ" fo:font-style="normal" officeooo:rsid="0105aab3" style:font-style-asian="normal" style:font-style-complex="normal"/>
    </style:style>
    <style:style style:name="T32" style:family="text">
      <style:text-properties fo:language="cs" fo:country="CZ" fo:font-style="normal" officeooo:rsid="01093d68" style:font-style-asian="normal" style:font-style-complex="normal"/>
    </style:style>
    <style:style style:name="T33" style:family="text">
      <style:text-properties fo:language="cs" fo:country="CZ" fo:font-style="normal" officeooo:rsid="01027362" style:font-style-asian="normal" style:font-style-complex="normal"/>
    </style:style>
    <style:style style:name="T34" style:family="text">
      <style:text-properties fo:language="cs" fo:country="CZ" fo:font-style="normal" officeooo:rsid="01042948" style:font-style-asian="normal" style:font-style-complex="normal"/>
    </style:style>
    <style:style style:name="T35" style:family="text">
      <style:text-properties fo:language="cs" fo:country="CZ" fo:font-style="normal" officeooo:rsid="010f5750" style:font-style-asian="normal" style:font-style-complex="normal"/>
    </style:style>
    <style:style style:name="T36" style:family="text">
      <style:text-properties fo:language="cs" fo:country="CZ" fo:font-style="normal" officeooo:rsid="010fa0b3" style:font-style-asian="normal" style:font-style-complex="normal"/>
    </style:style>
    <style:style style:name="T37" style:family="text">
      <style:text-properties fo:language="cs" fo:country="CZ" fo:font-style="normal" officeooo:rsid="0111043c" style:font-style-asian="normal" style:font-style-complex="normal"/>
    </style:style>
    <style:style style:name="T38" style:family="text">
      <style:text-properties fo:language="cs" fo:country="CZ" fo:font-style="normal" officeooo:rsid="01148a48" style:font-style-asian="normal" style:font-style-complex="normal"/>
    </style:style>
    <style:style style:name="T39" style:family="text">
      <style:text-properties fo:language="cs" fo:country="CZ" fo:font-style="normal" officeooo:rsid="0114e1de" style:font-style-asian="normal" style:font-style-complex="normal"/>
    </style:style>
    <style:style style:name="T40" style:family="text">
      <style:text-properties fo:language="cs" fo:country="CZ" fo:font-style="normal" fo:font-weight="bold" style:font-style-asian="normal" style:font-weight-asian="bold" style:font-style-complex="normal" style:font-weight-complex="bold"/>
    </style:style>
    <style:style style:name="T41" style:family="text">
      <style:text-properties fo:language="cs" fo:country="CZ" fo:font-style="normal" fo:font-weight="bold" officeooo:rsid="0101d892" style:font-style-asian="normal" style:font-weight-asian="bold" style:font-style-complex="normal" style:font-weight-complex="bold"/>
    </style:style>
    <style:style style:name="T42" style:family="text">
      <style:text-properties fo:language="cs" fo:country="CZ" fo:font-style="normal" fo:font-weight="bold" officeooo:rsid="00e1b252" style:font-style-asian="normal" style:font-weight-asian="bold" style:font-style-complex="normal" style:font-weight-complex="bold"/>
    </style:style>
    <style:style style:name="T43" style:family="text">
      <style:text-properties fo:language="cs" fo:country="CZ" fo:font-style="normal" fo:font-weight="bold" officeooo:rsid="0064b4d3" style:font-style-asian="normal" style:font-weight-asian="bold" style:font-style-complex="normal" style:font-weight-complex="bold"/>
    </style:style>
    <style:style style:name="T44" style:family="text">
      <style:text-properties fo:language="cs" fo:country="CZ" fo:font-style="normal" fo:font-weight="bold" officeooo:rsid="01027362" style:font-style-asian="normal" style:font-weight-asian="bold" style:font-style-complex="normal" style:font-weight-complex="bold"/>
    </style:style>
    <style:style style:name="T45" style:family="text">
      <style:text-properties fo:language="cs" fo:country="CZ" fo:font-style="normal" fo:font-weight="bold" officeooo:rsid="01042948" style:font-style-asian="normal" style:font-weight-asian="bold" style:font-style-complex="normal" style:font-weight-complex="bold"/>
    </style:style>
    <style:style style:name="T46" style:family="text">
      <style:text-properties fo:language="cs" fo:country="CZ" fo:font-style="normal" fo:font-weight="normal" officeooo:rsid="0101d892" style:font-style-asian="normal" style:font-weight-asian="normal" style:font-style-complex="normal" style:font-weight-complex="normal"/>
    </style:style>
    <style:style style:name="T47" style:family="text">
      <style:text-properties fo:language="cs" fo:country="CZ" fo:font-style="normal" fo:font-weight="normal" officeooo:rsid="00e1b252" style:font-style-asian="normal" style:font-weight-asian="normal" style:font-style-complex="normal" style:font-weight-complex="normal"/>
    </style:style>
    <style:style style:name="T48" style:family="text">
      <style:text-properties fo:language="cs" fo:country="CZ" fo:font-style="normal" fo:font-weight="normal" officeooo:rsid="01027362" style:font-style-asian="normal" style:font-weight-asian="normal" style:font-style-complex="normal" style:font-weight-complex="normal"/>
    </style:style>
    <style:style style:name="T49" style:family="text">
      <style:text-properties fo:language="cs" fo:country="CZ" fo:font-style="normal" fo:font-weight="normal" officeooo:rsid="0105aab3" style:font-style-asian="normal" style:font-weight-asian="normal" style:font-style-complex="normal" style:font-weight-complex="normal"/>
    </style:style>
    <style:style style:name="T50" style:family="text">
      <style:text-properties fo:language="cs" fo:country="CZ" officeooo:rsid="00abf2f4"/>
    </style:style>
    <style:style style:name="T51" style:family="text">
      <style:text-properties fo:language="en" fo:country="US"/>
    </style:style>
    <style:style style:name="T52" style:family="text">
      <style:text-properties fo:language="en" fo:country="US" officeooo:rsid="00489241"/>
    </style:style>
    <style:style style:name="T53" style:family="text">
      <style:text-properties fo:language="en" fo:country="US" officeooo:rsid="005aef09"/>
    </style:style>
    <style:style style:name="T54" style:family="text">
      <style:text-properties fo:language="en" fo:country="US" officeooo:rsid="005f30b8"/>
    </style:style>
    <style:style style:name="T55" style:family="text">
      <style:text-properties fo:language="en" fo:country="US" officeooo:rsid="0065a8e5"/>
    </style:style>
    <style:style style:name="T56" style:family="text">
      <style:text-properties fo:language="en" fo:country="US" officeooo:rsid="006fc6ec"/>
    </style:style>
    <style:style style:name="T57" style:family="text">
      <style:text-properties fo:language="en" fo:country="US" officeooo:rsid="0074355a"/>
    </style:style>
    <style:style style:name="T58" style:family="text">
      <style:text-properties fo:language="en" fo:country="US" officeooo:rsid="009c77ce"/>
    </style:style>
    <style:style style:name="T59" style:family="text">
      <style:text-properties fo:language="en" fo:country="US" officeooo:rsid="009d73ea"/>
    </style:style>
    <style:style style:name="T60" style:family="text">
      <style:text-properties fo:language="en" fo:country="US" officeooo:rsid="009c9ab2"/>
    </style:style>
    <style:style style:name="T61" style:family="text">
      <style:text-properties fo:language="en" fo:country="US" officeooo:rsid="00aac2f4"/>
    </style:style>
    <style:style style:name="T62" style:family="text">
      <style:text-properties fo:language="en" fo:country="US" officeooo:rsid="00ab2823"/>
    </style:style>
    <style:style style:name="T63" style:family="text">
      <style:text-properties fo:language="en" fo:country="US" officeooo:rsid="00af76b9"/>
    </style:style>
    <style:style style:name="T64" style:family="text">
      <style:text-properties fo:language="en" fo:country="US" officeooo:rsid="00c1a310"/>
    </style:style>
    <style:style style:name="T65" style:family="text">
      <style:text-properties officeooo:rsid="00146fb9"/>
    </style:style>
    <style:style style:name="T66" style:family="text">
      <style:text-properties officeooo:rsid="0015ad37"/>
    </style:style>
    <style:style style:name="T67" style:family="text">
      <style:text-properties officeooo:rsid="0015de44"/>
    </style:style>
    <style:style style:name="T68" style:family="text">
      <style:text-properties officeooo:rsid="00160deb"/>
    </style:style>
    <style:style style:name="T69" style:family="text">
      <style:text-properties officeooo:rsid="001921b5"/>
    </style:style>
    <style:style style:name="T70" style:family="text">
      <style:text-properties officeooo:rsid="001afbf1"/>
    </style:style>
    <style:style style:name="T71" style:family="text">
      <style:text-properties officeooo:rsid="00212900"/>
    </style:style>
    <style:style style:name="T72" style:family="text">
      <style:text-properties officeooo:rsid="0022284a"/>
    </style:style>
    <style:style style:name="T73" style:family="text">
      <style:text-properties officeooo:rsid="0022b229"/>
    </style:style>
    <style:style style:name="T74" style:family="text">
      <style:text-properties fo:font-weight="normal" style:font-weight-asian="normal" style:font-weight-complex="normal"/>
    </style:style>
    <style:style style:name="T75" style:family="text">
      <style:text-properties fo:font-weight="normal" officeooo:rsid="0024b458" style:font-weight-asian="normal" style:font-weight-complex="normal"/>
    </style:style>
    <style:style style:name="T76" style:family="text">
      <style:text-properties fo:font-weight="normal" officeooo:rsid="0026798a" style:font-weight-asian="normal" style:font-weight-complex="normal"/>
    </style:style>
    <style:style style:name="T77" style:family="text">
      <style:text-properties fo:font-weight="normal" officeooo:rsid="00285fc8"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22b229" style:font-weight-asian="bold" style:font-weight-complex="bold"/>
    </style:style>
    <style:style style:name="T80" style:family="text">
      <style:text-properties fo:font-weight="bold" officeooo:rsid="00ce3022" style:font-weight-asian="bold" style:font-weight-complex="bold"/>
    </style:style>
    <style:style style:name="T81" style:family="text">
      <style:text-properties officeooo:rsid="0029b280"/>
    </style:style>
    <style:style style:name="T82" style:family="text">
      <style:text-properties officeooo:rsid="002ae3e0"/>
    </style:style>
    <style:style style:name="T83" style:family="text">
      <style:text-properties fo:font-style="italic" officeooo:rsid="0036c658" style:font-style-asian="italic" style:font-style-complex="italic"/>
    </style:style>
    <style:style style:name="T84" style:family="text">
      <style:text-properties fo:font-style="normal" fo:font-weight="normal" officeooo:rsid="0022b229" style:font-style-asian="normal" style:font-weight-asian="normal" style:font-style-complex="normal" style:font-weight-complex="normal"/>
    </style:style>
    <style:style style:name="T85" style:family="text">
      <style:text-properties fo:font-style="normal" officeooo:rsid="01271b3b" style:font-style-asian="normal" style:font-style-complex="normal"/>
    </style:style>
    <style:style style:name="T86" style:family="text">
      <style:text-properties fo:font-style="normal" officeooo:rsid="00812586" style:font-style-asian="normal" style:font-style-complex="normal"/>
    </style:style>
    <style:style style:name="T87" style:family="text">
      <style:text-properties officeooo:rsid="003016a8"/>
    </style:style>
    <style:style style:name="T88" style:family="text">
      <style:text-properties officeooo:rsid="0030930b"/>
    </style:style>
    <style:style style:name="T89" style:family="text">
      <style:text-properties officeooo:rsid="0032e76f"/>
    </style:style>
    <style:style style:name="T90" style:family="text">
      <style:text-properties officeooo:rsid="0035cc8d"/>
    </style:style>
    <style:style style:name="T91" style:family="text">
      <style:text-properties officeooo:rsid="0036c658"/>
    </style:style>
    <style:style style:name="T92" style:family="text">
      <style:text-properties officeooo:rsid="003a9e41"/>
    </style:style>
    <style:style style:name="T93" style:family="text">
      <style:text-properties officeooo:rsid="003bba4a"/>
    </style:style>
    <style:style style:name="T94" style:family="text">
      <style:text-properties officeooo:rsid="0040428e"/>
    </style:style>
    <style:style style:name="T95" style:family="text">
      <style:text-properties officeooo:rsid="00410b8f"/>
    </style:style>
    <style:style style:name="T96" style:family="text">
      <style:text-properties officeooo:rsid="00438aa9"/>
    </style:style>
    <style:style style:name="T97" style:family="text">
      <style:text-properties officeooo:rsid="0045841d"/>
    </style:style>
    <style:style style:name="T98" style:family="text">
      <style:text-properties officeooo:rsid="00489241"/>
    </style:style>
    <style:style style:name="T99" style:family="text">
      <style:text-properties officeooo:rsid="004e7e95"/>
    </style:style>
    <style:style style:name="T100" style:family="text">
      <style:text-properties officeooo:rsid="0054e8b7"/>
    </style:style>
    <style:style style:name="T101" style:family="text">
      <style:text-properties officeooo:rsid="005700c1"/>
    </style:style>
    <style:style style:name="T102" style:family="text">
      <style:text-properties officeooo:rsid="00606f63"/>
    </style:style>
    <style:style style:name="T103" style:family="text">
      <style:text-properties officeooo:rsid="0065a8e5"/>
    </style:style>
    <style:style style:name="T104" style:family="text">
      <style:text-properties officeooo:rsid="0068f74c"/>
    </style:style>
    <style:style style:name="T105" style:family="text">
      <style:text-properties officeooo:rsid="006a34eb"/>
    </style:style>
    <style:style style:name="T106" style:family="text">
      <style:text-properties officeooo:rsid="006ba0f7"/>
    </style:style>
    <style:style style:name="T107" style:family="text">
      <style:text-properties officeooo:rsid="006d53e5"/>
    </style:style>
    <style:style style:name="T108" style:family="text">
      <style:text-properties officeooo:rsid="006fc6ec"/>
    </style:style>
    <style:style style:name="T109" style:family="text">
      <style:text-properties officeooo:rsid="00734fcc"/>
    </style:style>
    <style:style style:name="T110" style:family="text">
      <style:text-properties officeooo:rsid="00759371"/>
    </style:style>
    <style:style style:name="T111" style:family="text">
      <style:text-properties officeooo:rsid="0077bd41"/>
    </style:style>
    <style:style style:name="T112" style:family="text">
      <style:text-properties officeooo:rsid="00780642"/>
    </style:style>
    <style:style style:name="T113" style:family="text">
      <style:text-properties officeooo:rsid="0079e310"/>
    </style:style>
    <style:style style:name="T114" style:family="text">
      <style:text-properties officeooo:rsid="007a4f8b"/>
    </style:style>
    <style:style style:name="T115" style:family="text">
      <style:text-properties officeooo:rsid="007dba79"/>
    </style:style>
    <style:style style:name="T116" style:family="text">
      <style:text-properties officeooo:rsid="009c77ce"/>
    </style:style>
    <style:style style:name="T117" style:family="text">
      <style:text-properties officeooo:rsid="00a19d5c"/>
    </style:style>
    <style:style style:name="T118" style:family="text">
      <style:text-properties officeooo:rsid="00a4c882"/>
    </style:style>
    <style:style style:name="T119" style:family="text">
      <style:text-properties officeooo:rsid="009c9ab2"/>
    </style:style>
    <style:style style:name="T120" style:family="text">
      <style:text-properties officeooo:rsid="00e1995f"/>
    </style:style>
    <style:style style:name="T121" style:family="text">
      <style:text-properties officeooo:rsid="00ff57a2"/>
    </style:style>
    <style:style style:name="T122" style:family="text">
      <style:text-properties officeooo:rsid="00fda8a6"/>
    </style:style>
    <style:style style:name="T123" style:family="text">
      <style:text-properties officeooo:rsid="00ff169e"/>
    </style:style>
    <style:style style:name="T124" style:family="text">
      <style:text-properties officeooo:rsid="01078b26"/>
    </style:style>
    <style:style style:name="T125" style:family="text">
      <style:text-properties officeooo:rsid="010d8e62"/>
    </style:style>
    <style:style style:name="T126" style:family="text">
      <style:text-properties officeooo:rsid="010b9a39"/>
    </style:style>
    <style:style style:name="T127" style:family="text">
      <style:text-properties officeooo:rsid="0081f931"/>
    </style:style>
    <style:style style:name="T128" style:family="text">
      <style:text-properties officeooo:rsid="0087358f"/>
    </style:style>
    <style:style style:name="T129" style:family="text">
      <style:text-properties officeooo:rsid="0087b989"/>
    </style:style>
    <style:style style:name="T130" style:family="text">
      <style:text-properties officeooo:rsid="008808ae"/>
    </style:style>
    <style:style style:name="T131" style:family="text">
      <style:text-properties officeooo:rsid="00888f2f"/>
    </style:style>
    <style:style style:name="T132" style:family="text">
      <style:text-properties officeooo:rsid="0089856b"/>
    </style:style>
    <style:style style:name="T133" style:family="text">
      <style:text-properties officeooo:rsid="008bcb6f"/>
    </style:style>
    <style:style style:name="T134" style:family="text">
      <style:text-properties officeooo:rsid="008f0218"/>
    </style:style>
    <style:style style:name="T135" style:family="text">
      <style:text-properties officeooo:rsid="0090ab14"/>
    </style:style>
    <style:style style:name="T136" style:family="text">
      <style:text-properties officeooo:rsid="0091ded2"/>
    </style:style>
    <style:style style:name="T137" style:family="text">
      <style:text-properties officeooo:rsid="0091f1e6"/>
    </style:style>
    <style:style style:name="T138" style:family="text">
      <style:text-properties officeooo:rsid="00948378"/>
    </style:style>
    <style:style style:name="T139" style:family="text">
      <style:text-properties officeooo:rsid="0097e6af"/>
    </style:style>
    <style:style style:name="T140" style:family="text">
      <style:text-properties officeooo:rsid="009bcf3f"/>
    </style:style>
    <style:style style:name="T141" style:family="text">
      <style:text-properties officeooo:rsid="009bf155"/>
    </style:style>
    <style:style style:name="T142" style:family="text">
      <style:text-properties officeooo:rsid="009d6059"/>
    </style:style>
    <style:style style:name="T143" style:family="text">
      <style:text-properties officeooo:rsid="009e69a7"/>
    </style:style>
    <style:style style:name="T144" style:family="text">
      <style:text-properties officeooo:rsid="009e9f36"/>
    </style:style>
    <style:style style:name="T145" style:family="text">
      <style:text-properties officeooo:rsid="00a08a36"/>
    </style:style>
    <style:style style:name="T146" style:family="text">
      <style:text-properties officeooo:rsid="0138f22c"/>
    </style:style>
    <style:style style:name="T147" style:family="text">
      <style:text-properties officeooo:rsid="00a28427"/>
    </style:style>
    <style:style style:name="T148" style:family="text">
      <style:text-properties officeooo:rsid="00a455ec"/>
    </style:style>
    <style:style style:name="T149" style:family="text">
      <style:text-properties officeooo:rsid="00a5f377"/>
    </style:style>
    <style:style style:name="T150" style:family="text">
      <style:text-properties officeooo:rsid="00a7ddf0"/>
    </style:style>
    <style:style style:name="T151" style:family="text">
      <style:text-properties officeooo:rsid="00a9b7cf"/>
    </style:style>
    <style:style style:name="T152" style:family="text">
      <style:text-properties officeooo:rsid="00b125f1"/>
    </style:style>
    <style:style style:name="T153" style:family="text">
      <style:text-properties officeooo:rsid="00b345a1"/>
    </style:style>
    <style:style style:name="T154" style:family="text">
      <style:text-properties officeooo:rsid="00b498e5"/>
    </style:style>
    <style:style style:name="T155" style:family="text">
      <style:text-properties officeooo:rsid="00b90a7b"/>
    </style:style>
    <style:style style:name="T156" style:family="text">
      <style:text-properties officeooo:rsid="00bed9a9"/>
    </style:style>
    <style:style style:name="T157" style:family="text">
      <style:text-properties officeooo:rsid="00e1b252"/>
    </style:style>
    <style:style style:name="T158" style:family="text">
      <style:text-properties officeooo:rsid="00e62109"/>
    </style:style>
    <style:style style:name="T159" style:family="text">
      <style:text-properties officeooo:rsid="00c023ba"/>
    </style:style>
    <style:style style:name="T160" style:family="text">
      <style:text-properties officeooo:rsid="00c1a310"/>
    </style:style>
    <style:style style:name="T161" style:family="text">
      <style:text-properties officeooo:rsid="00c8a23d"/>
    </style:style>
    <style:style style:name="T162" style:family="text">
      <style:text-properties officeooo:rsid="00cb2ec6"/>
    </style:style>
    <style:style style:name="T163" style:family="text">
      <style:text-properties officeooo:rsid="00cc424d"/>
    </style:style>
    <style:style style:name="T164" style:family="text">
      <style:text-properties officeooo:rsid="00cd8d2f"/>
    </style:style>
    <style:style style:name="T165" style:family="text">
      <style:text-properties officeooo:rsid="00d02e8d"/>
    </style:style>
    <style:style style:name="T166" style:family="text">
      <style:text-properties officeooo:rsid="00d0eb02"/>
    </style:style>
    <style:style style:name="T167" style:family="text">
      <style:text-properties officeooo:rsid="00d26b77"/>
    </style:style>
    <style:style style:name="T168" style:family="text">
      <style:text-properties officeooo:rsid="00d47334"/>
    </style:style>
    <style:style style:name="T169" style:family="text">
      <style:text-properties officeooo:rsid="00d60ad3"/>
    </style:style>
    <style:style style:name="T170" style:family="text">
      <style:text-properties officeooo:rsid="00d7cc00"/>
    </style:style>
    <style:style style:name="T171" style:family="text">
      <style:text-properties officeooo:rsid="00d835a4"/>
    </style:style>
    <style:style style:name="T172" style:family="text">
      <style:text-properties officeooo:rsid="00dabb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1">Alternative MUD project – <text:span text:style-name="T65">Character Progression</text:span></text:h>
      <text:p text:style-name="P44"/>
      <text:h text:style-name="P174" text:outline-level="2">Stats advancement sources</text:h>
      <text:p text:style-name="P149"/>
      <text:p text:style-name="P155">Hp</text:p>
      <text:p text:style-name="P155">– expy</text:p>
      <text:p text:style-name="P155">Output power</text:p>
      <text:p text:style-name="P155">– expy</text:p>
      <text:p text:style-name="P155">/* <text:span text:style-name="T152">Asi ne přímo, ale přes trainy. V tomhle ohledu je Brutusí řešení perfektní – pomalu sbíraný reward je vidět najednou, hráč se na to těší a je to odměna za čas strávený grinděním</text:span> */</text:p>
      <text:p text:style-name="P156">Je třeba rozlišovat expy různých <text:span text:style-name="T153">a-</text:span>capů.</text:p>
      <text:p text:style-name="P157">Takže výpis bude nějak takhle:</text:p>
      <text:p text:style-name="P157"/>
      <text:p text:style-name="P157">Free experience:</text:p>
      <text:p text:style-name="P116">[a-cap 120]<text:line-break/>316</text:p>
      <text:p text:style-name="P116">[a-cap 140]<text:line-break/>2760</text:p>
      <text:p text:style-name="P157"><text:span text:style-name="T51">[a-cap 160]<text:line-break/></text:span><text:span text:style-name="T1">1713</text:span></text:p>
      <text:p text:style-name="P157"/>
      <text:p text:style-name="P157"/>
      <text:p text:style-name="P43">Cena za trainy by mohla být konstantně 1000 expů (nebo nějaké podobně kulaté číslo). Díky tomu bude na první pohled vidět, na kolik trainů mám expy, kolik mi ještě chybí, atd.</text:p>
      <text:p text:style-name="P43">– cenu není třeba průběžně zvyšovat, protože diminishuje hodnota trainu díky asymptotickým capům.</text:p>
      <text:p text:style-name="P43">– průběžně rostoucí cena trainů je dost demotivující</text:p>
      <text:p text:style-name="P43"/>
      <text:p text:style-name="P43">Pozn: Klany by neměly zlevňovat trainy</text:p>
      <text:p text:style-name="P43">– <text:span text:style-name="T154">dohánění dlouhodobých hráčů nováčky zajišťují a-capy, není to třeba dublovat</text:span></text:p>
      <text:p text:style-name="P43">– <text:span text:style-name="T154">klan by měl být o společném hraní a společném budování (clan castlu), ne o tom, že musím být v klanu, jinak se v podstatě nedá hrát, protože bych měl šíleně drahé trainy</text:span></text:p>
      <text:p text:style-name="P157"/>
      <text:p text:style-name="P149"/>
      <text:p text:style-name="P153">Rezisty</text:p>
      <text:p text:style-name="P153">– <text:span text:style-name="T151">sbírání resistance crystalů (exploring)</text:span></text:p>
      <text:p text:style-name="P153">– <text:span text:style-name="T151">plnění questů (NPCčko při splnění hodí enchant, který boostne určitý rezist)</text:span></text:p>
      <text:p text:style-name="P153"/>
      <text:p text:style-name="P153">Specific resistance power</text:p>
      <text:p text:style-name="P154">– <text:span text:style-name="T151">sbírání resistance crystalů (exploring)</text:span></text:p>
      <text:p text:style-name="P154">– <text:span text:style-name="T151">plnění questů (NPCčko při splnění hodí enchant, který boostne určitý rezist)</text:span></text:p>
      <text:p text:style-name="P149"><text:soft-page-break/></text:p>
      <text:p text:style-name="P155">Class skills</text:p>
      <text:p text:style-name="P149"/>
      <text:p text:style-name="P149"/>
      <text:p text:style-name="P91">Craft and Gathering</text:p>
      <text:p text:style-name="P109">Metalurgy</text:p>
      <text:p text:style-name="P109"><text:span text:style-name="T150">–</text:span> znalost a zpracov<text:span text:style-name="T1">ání matroše</text:span></text:p>
      <text:p text:style-name="P109">Blacksmithin<text:span text:style-name="T1">g</text:span></text:p>
      <text:p text:style-name="P110">– <text:span text:style-name="T50">výroba</text:span></text:p>
      <text:p text:style-name="P27">/*</text:p>
      <text:p text:style-name="P111"><text:span text:style-name="T50">C</text:span><text:span text:style-name="T1">raft si asi nechám až na další fázi. Měl by být propojený se stavěním clan castlů, obsazováním dolů a tak.</text:span></text:p>
      <text:p text:style-name="P28">– Takže prozatím craft skilly ne</text:p>
      <text:p text:style-name="P112"/>
      <text:p text:style-name="P29">Pozn: Bacha na to, aby odchod z klanu neznamenal pro hráče nemožnost dál hrát – třeba proto, že by neměl kde vyrábět nezbytně nutné věci a tak. Klan by měl dělat spíš research než přímo stavět, tj. unlocknout možnost postavit třeba kovárnu, nebo ji upgradnout na určitý level. Char vyhozený z klanu bude pořád kovárnu mít (nebo si ji minimálně bude umět postavit). Zastaví se mu tedy další progres, ale nepřijde o to, co už společně s ostatními členy klanu získal.</text:p>
      <text:p text:style-name="P27">*/</text:p>
      <text:p text:style-name="P149"/>
      <text:p text:style-name="P148"/>
      <text:h text:style-name="Heading_20_3" text:outline-level="3">Mentoring není potřeba</text:h>
      <text:p text:style-name="P96">– <text:span text:style-name="T136">level charu sice roste, ale pomalu, lineárně. Nemůže navíc přerůst aktuální content, protože všechny staty, které level charu určují, jsou asymptoticky capnuté. Mlátit moby s nižším levelem je výhoda, ale ne taková, aby bylo nutné násilně snižovat staty charu – low level content se levelem usnadňuje, ale netrivializuje</text:span></text:p>
      <text:p text:style-name="P96">– <text:span text:style-name="T138">tierové staty netrivializují starý content, a to ani když má nízký tier. Tj. při pomáhání nováčkům není char o několik řádů nad contentem nehledě na tier a level.</text:span></text:p>
      <text:p text:style-name="P96">– <text:span text:style-name="T137">expy získané v low level tierech se počítají do celkového součtu, takže není úplně zbytečné v low level zónách expit. Mají sice vlastní cap, ale ten je asymptotický, takže vždycky alespoň trochu přidá (a to i když už char může expit s vyšším capem – viz mergování různých asymptotických capů u stejného statu).</text:span></text:p>
      <text:p text:style-name="P96"/>
      <text:h text:style-name="Heading_20_2" text:outline-level="2">Tiery a encountery pro velký počet hráčů</text:h>
      <text:p text:style-name="P55">Bossové pro velký počet hráčů</text:p>
      <text:p text:style-name="P55">– damage do tanka</text:p>
      <text:p text:style-name="P55">– buffy a debuffy v raidu (obecně synergie)</text:p>
      <text:p text:style-name="P55">– damage output raidu</text:p>
      <text:p text:style-name="P55"/>
      <text:p text:style-name="P142">Problém 1: Proč bossy nepůjde sólovat</text:p>
      <text:p text:style-name="P141">– Synergie (hlavně debuffy na damage done) způsobí, že tank na sólo bosse neustojí, zatímco v raidu ano. Otázka samozřejmě je</text:p>
      <text:p text:style-name="P141">– <text:span text:style-name="T128">rostoucí damage s rostoucím počtem hráčů samozřejmě usnadní překonávání soft enragí a podobně.</text:span></text:p>
      <text:p text:style-name="P141">– <text:span text:style-name="T129">nepůjde bosse příliš overequipnout, počítají se maximálně 2 body tier poweru nad power bosse.</text:span></text:p>
      <text:p text:style-name="P141"><text:soft-page-break/></text:p>
      <text:p text:style-name="P143">Problém2: Proč je nezergovat v raidu několika set hráčů</text:p>
      <text:p text:style-name="P143">– <text:span text:style-name="T130">možná by mohl klesat reward? /* To by mohlo platit obecně, tedy i pro sólo a group moby. Dávat je v moc velké grupě by nemělo být výhodné. */</text:span></text:p>
      <text:p text:style-name="P143">– <text:span text:style-name="T131">teoreticky mohou existovat mechaniky, které se posilují nad určitý počet protivníků (různé řetězové blesky a podobně – 20 přeskoků třeba ještě půjde ustát, víc už ne).</text:span></text:p>
      <text:p text:style-name="P44"/>
      <text:p text:style-name="P144">Co z toho plyne:</text:p>
      <text:p text:style-name="P144">– vše, co padá z mobů (expy, whatever) by mělo mít rating, aby šlo reward dynamicky snižovat</text:p>
      <text:p text:style-name="P144">– měl by existovat jednotný diminishovací vzorec (builder nastaví, pro kolik hráčů je mob či encounter určený, engine sám ošetří diminishing).</text:p>
      <text:p text:style-name="P44"/>
      <text:h text:style-name="Heading_20_2" text:outline-level="2">Ratingy <text:span text:style-name="T66">vs procenta</text:span></text:h>
      <text:p text:style-name="P48">Tohle pojmenovali Blizzardi. Jde o to, že staty vyjádřené přímo v procentech (typicky rezisty) by ideálně ve hře neměly existovat, protože se dají capnout. Přitom žádné hráčské staty by neměly mít cap – hra by měla scalovat s libovolnými hodnotami.</text:p>
      <text:p text:style-name="P48">Řeší se to tak, že hráč nezískává přímo procenta, ale rating, který se následně na procenta přepočítává – typicky nějakou asymptotickou funkcí, které se pomalu blíží k capu, ale nikdy ho nedosáhne.</text:p>
      <text:p text:style-name="P44"/>
      <text:p text:style-name="P47">Jsou ale místa, kde má význam použít přímo procenta. Třeba když hráč znáčkne páku, která sníží frost damage na půlku. Pak nedává smysl přepočítávat, jaký rating tomu odpovídá, prostě se frkne rezist 50<text:span text:style-name="T51">%, kter</text:span><text:span text:style-name="T1">ý je se s hodnotou získanou z ratingu násobí, nikoliv sčítá.</text:span></text:p>
      <text:p text:style-name="P47"><text:span text:style-name="T1">Tj. když mám třeba frost resist rating 150, který se přepočítá dejme tomu na 20% rezistu a následně zmáčknu páku, tak dostávám 0.8 * 0.5, tedy </text:span><text:span text:style-name="T51">40% </text:span><text:span text:style-name="T1">damage z frostu.</text:span></text:p>
      <text:p text:style-name="P44"/>
      <text:h text:style-name="Heading_20_2" text:outline-level="2">Scalování</text:h>
      <text:p text:style-name="P4"><text:span text:style-name="T70">Ke</text:span> každému <text:span text:style-name="T70">mitigačnímu statu</text:span> <text:span text:style-name="T70">musí existovat</text:span> odpovídající útočný stat <text:span text:style-name="T67">(crushing power k crush resistu, atd.)</text:span>, který má přesně opačný efekt.</text:p>
      <text:p text:style-name="P4">Důvodem je scalování <text:span text:style-name="T67">v PvP</text:span>. Když existují jen rezisty, <text:span text:style-name="T68">Tak si high levelové chary dávají poměrově míň damage než lowlevelové, a to je špatně, pak se to celé rozjíždí. Nejjednodušší a nejsnáze uhlídatelné řešení je, když ke každému jednomu defenzivnímu statu existuje jeden stejně scalující ofenzivní stat.</text:span></text:p>
      <text:p text:style-name="P4">Matematicky jsou dvě možnosti:</text:p>
      <text:p text:style-name="P3">– buď nejdřív odečtu frost power or frost rezistu a výsledek přepočítám na procenta (kladný zvýší damage done, záporný sníží), nebo aplikuju oba vzorce nezávisle. Ta první je asi jednodušší na představu, co to ve výsledku udělá.</text:p>
      <text:p text:style-name="P44"/>
      <text:h text:style-name="P175" text:outline-level="2">Attack types – resistances</text:h>
      <text:p text:style-name="P1">1) Nebude item swapping a rezisty nejspíš nebudou z equipu – char má vždycky všechny své rezisty. Výjimkou mohou být buffy typu resistance aura od paladina, kde si je nutno vybrat jeden rezist. Podobně jako encounter-specific buffy by to ale asi nemělo dávat rating, ale přímo stat.</text:p>
      <text:p text:style-name="P5">Crush</text:p>
      <text:p text:style-name="P5">Slash</text:p>
      <text:p text:style-name="P5">Pierce</text:p>
      <text:p text:style-name="P5"><text:soft-page-break/>Frost</text:p>
      <text:p text:style-name="P5">Fire</text:p>
      <text:p text:style-name="P5">Acid</text:p>
      <text:p text:style-name="P5">Poison</text:p>
      <text:p text:style-name="P6">Mind</text:p>
      <text:p text:style-name="P8"/>
      <text:p text:style-name="P6"/>
      <text:p text:style-name="P7">Death a Life <text:span text:style-name="T99">pravděpodobně</text:span> ne<text:span text:style-name="T99">budou</text:span> rezisty, ale tiery</text:p>
      <text:p text:style-name="P6"/>
      <text:p text:style-name="P50"/>
      <text:h text:style-name="P176" text:outline-level="2">Hit points a <text:span text:style-name="T143">output</text:span> power</text:h>
      <text:p text:style-name="P49"><text:span text:style-name="T143">Output</text:span> power je scalovací protistat hitpointů – scaluje tedy stejně. Když se charu zdvojnásobí hpčka oproti levlu 1, tak by měl mít možnost získat opovídající offensive power, která zdvojnásobí veškerou damage a heal output.</text:p>
      <text:p text:style-name="P49"><text:span text:style-name="T143">Output</text:span> power má tedy rating – a ten má přesně stejný handbook jako +hp. Přepočet na procentuelní boost outputu je pak poměr vůči hodnotě na levlu 1. /* Asi ale ne vůči base hodnotě classy, ale vůči nějaké průměrné base hodnotě (třeba 100).*/</text:p>
      <text:p text:style-name="P2">– <text:span text:style-name="T69">mohla by to být maxmana. Dává totiž smysl, že mana bude scalovat stejně jako hp. Ale je otázka, jak to vlastně bude s resourcama.</text:span></text:p>
      <text:p text:style-name="P2"/>
      <text:h text:style-name="Heading_20_3" text:outline-level="3">Distribuce expů</text:h>
      <text:p text:style-name="P2">– <text:span text:style-name="T144">Hp a output power v podstatě může být jeden stat. Otázka je, co bude lepší.</text:span></text:p>
      <text:p text:style-name="P2">– <text:span text:style-name="T145">Když umožním vybrat si, jestli budu dávat expy víc do hpček než do outputu, tak bude výraznější diverzifikace mezi tankama a damagerama/healerama – teda alespoň v pve. Na druhou stranu držet si ty staty vyrovnané bude asi matematicky efektivnější než se specializovat (dosáhne se tak nejvyššího součtu) a nějaká ta možnost variability a player decision je asi žádoucí.</text:span></text:p>
      <text:p text:style-name="P2"/>
      <text:p text:style-name="P2"/>
      <text:p text:style-name="P2"/>
      <text:h text:style-name="Heading_20_2" text:outline-level="2">Tier power</text:h>
      <text:p text:style-name="P51">Určitě Andyho řešení, tedy že když má hráč větší tier power než mob, tak sice dostane boost, ale hodně malý. Tj. progres je o tom dostat se na tier power moba, následné boostování tier poweru už ale toho moba netrivializuje (i když znatelný efekt stále má).</text:p>
      <text:p text:style-name="P51">/*</text:p>
      <text:p text:style-name="P64">Otázka je, jak vyřešit logaritmický problém. Co to je?</text:p>
      <text:p text:style-name="P64">– když začínám na 0 a jdu na moba, co má tier power 10, tak čelím dejme tomu koeficientu 4 – tedy dávám čtvrtinovou damage a dostávám čtyřnásobnou. Růst tier poweru z 0 na 10 tedy bude proti tomuhle mobovi brutálně znát.</text:p>
      <text:p text:style-name="P64">– když ale budu mít tier power 10 na toho prvního moba a pak půjdu na moba s tier power 20, tak už jsem vlastně v půlce – tudíž čelím už jen koeficientu 2. Když vytáhnu power na 20 a půjdu pak na moba s powerem 30 (opět zvednutá o stejný krok), tak už budu čelit jen koeficientu 0,5.</text:p>
      <text:p text:style-name="P64"><text:soft-page-break/>Tak by to být nemělo. Ideálně by každý krok měl představovat stejný nárůst. To by ale znamenalo, že to celé musí scalovat exponenciálně – tedy že když půjdu s nulovou tier power na moba s powerem 10, tak budu čelit dejme tomu koeficientu 2, na power 20 to bude koeficient 4, na power 30 koeficient 8, atd.</text:p>
      <text:p text:style-name="P51"/>
      <text:p text:style-name="P99">Tohle už jsem rozepsal výš – tiery budou mít vždy 10 poweru s lineárním růstem, mezi klíčovými body je exponenciální.</text:p>
      <text:p text:style-name="P99">*/</text:p>
      <text:p text:style-name="P99"/>
      <text:h text:style-name="Heading_20_2" text:outline-level="2">Damage scaling</text:h>
      <text:p text:style-name="P100">Staty ovlivňující damage budou jen dva: offensive power a rezisty (rezisty beru jako jeden, protože se vždycky počítá jen jeden z nich – respektive vždy v součtu 100%).</text:p>
      <text:p text:style-name="P101">Nepříjemné je, že se nejspíš budou muset mezi sebou násobit. <text:span text:style-name="T100">I když – ještě by to šlo udělat tak, že účinek rezistů bude dán poměrem rezistu a příslušného poweru, což by se mělo na každém levelu držet kolem určité hranice – třeba kolem nuly. Jo, to je asi ideální řešení, smysl rezistů ostatně je rozlišit různé druhy damage, což výchylky od nuly splňují bez toho, aby průběžně klesala damage.</text:span></text:p>
      <text:p text:style-name="P65">/*</text:p>
      <text:p text:style-name="P65">– <text:span text:style-name="T101">to by ale znamenalo, že by musel klesat význam resist ratingů s levelem, což není úplně dobré řešení. Jinak by s levlem rostl rozptyl. I když vlastně, pokud to bude poměr rezistu a poweru, tak ten zůstane stejnej...</text:span></text:p>
      <text:p text:style-name="P66">Power 0, resist 0:<text:tab/><text:tab/>no change</text:p>
      <text:p text:style-name="P66">Power 100, resist 0<text:span text:style-name="T51">:</text:span><text:tab/>+10<text:span text:style-name="T1">% </text:span><text:span text:style-name="T51">damage</text:span></text:p>
      <text:p text:style-name="P66"><text:span text:style-name="T51">Power 0, resist 100:<text:tab/>-10</text:span><text:span text:style-name="T1">% </text:span><text:span text:style-name="T51">damage</text:span></text:p>
      <text:p text:style-name="P103">Power 100, resist 100:<text:tab/>no change</text:p>
      <text:p text:style-name="P66"><text:span text:style-name="T51">- </text:span><text:span text:style-name="T53">tohle by ale znamenalo, </text:span><text:span text:style-name="T3">že každých 100 rezistu/poweru je 10</text:span><text:span text:style-name="T53">% </text:span><text:span text:style-name="T3">change, a to přesně nechci.</text:span></text:p>
      <text:p text:style-name="P66"/>
      <text:p text:style-name="P67">S poměrama je problém – power 100, rezist 1 by znamenalo +1000<text:span text:style-name="T51">% damage.</text:span></text:p>
      <text:p text:style-name="P104">*/</text:p>
      <text:p text:style-name="P114"/>
      <text:p text:style-name="P102"><text:span text:style-name="T51">Ta</text:span><text:span text:style-name="T1">kže jinak:</text:span></text:p>
      <text:p text:style-name="P102"><text:span text:style-name="T1">Poměr je 100 + power vs 100 + rezist (100 je průměrná hodnota dosažitelná na levlu 1)</text:span><text:span text:style-name="T4">. Výsledkem se damage násobí.</text:span></text:p>
      <text:p text:style-name="P102"><text:span text:style-name="T1">– </text:span><text:span text:style-name="T4">Když to vytáhnu na 120, tak to bude 220/120, tj +10%</text:span></text:p>
      <text:p text:style-name="P102"><text:span text:style-name="T4">– </text:span><text:span text:style-name="T54">Kdy</text:span><text:span text:style-name="T5">ž budu mít 100 a napálím to do nováčka s rezistem 0, tak to bude 200/100, tj </text:span><text:span text:style-name="T54">+100%. /* </text:span><text:span text:style-name="T6">Asi by se to mělo následně upravit nějakou asymptotickou funkcí</text:span><text:span text:style-name="T54"> */</text:span></text:p>
      <text:p text:style-name="P9">– Na vysokém levlu to může být třeba 1200+100/1000+100, tj. 1300/1100, což je 1.18.</text:p>
      <text:p text:style-name="P9">Pokud by měl ten poměr zůstávat stejnej, musela by růst konstanta s levlem. Takže, jak na to?</text:p>
      <text:p text:style-name="P9">– <text:span text:style-name="T102">Další možnost je tu stovku dát jako základ rovnou na char, tj. že se začíná na stovce rezistů a stovkové power. To by sice fakticky nevyřešilo problém se změnou poměrů, ale z pohledu hráče ano – byl by to skutečně poměr čísel, které vidí na char sheetu.</text:span></text:p>
      <text:p text:style-name="P9"/>
      <text:p text:style-name="P10">Co s tím asymptotickým capováním?</text:p>
      <text:p text:style-name="P11">– Cap by mohl být třeba +-100<text:span text:style-name="T51">% </text:span>(každopádně je to konstanta Cap).</text:p>
      <text:p text:style-name="P12">Result = <text:span text:style-name="T106">1 +</text:span> Value / (Cap + Value)</text:p>
      <text:p text:style-name="P15"><text:soft-page-break/>– když je value 0 (tj. +0<text:span text:style-name="T51">%), tak Result bude </text:span><text:span text:style-name="T105">1,</text:span><text:span text:style-name="T51">0</text:span></text:p>
      <text:p text:style-name="P15"><text:span text:style-name="T51">– když je value </text:span><text:span text:style-name="T104">5</text:span><text:span text:style-name="T51">0 (tj. +</text:span><text:span text:style-name="T104">5</text:span><text:span text:style-name="T51">0%), tak Result bude </text:span><text:span text:style-name="T105">1</text:span>,<text:span text:style-name="T105">2</text:span>5</text:p>
      <text:p text:style-name="P12">– když je value 100 (tj. +100<text:span text:style-name="T51">%), tak Result bude </text:span><text:span text:style-name="T105">1</text:span><text:span text:style-name="T51">,5</text:span></text:p>
      <text:p text:style-name="P13">–<text:span text:style-name="T51"> kdy</text:span>ž je value <text:span text:style-name="T51">1000 </text:span><text:s/>(tj. +1000<text:span text:style-name="T51">%), tak Result bude </text:span><text:span text:style-name="T105">1</text:span><text:span text:style-name="T51">,</text:span><text:span text:style-name="T55">9</text:span></text:p>
      <text:p text:style-name="P14"><text:span text:style-name="T55">– když je value </text:span><text:span text:style-name="T103">10000</text:span><text:span text:style-name="T55"> <text:s/>(tj. +</text:span><text:span text:style-name="T103">10000</text:span><text:span text:style-name="T55">%), tak Result bude </text:span><text:span text:style-name="T105">1,99</text:span></text:p>
      <text:p text:style-name="P16">To zní ok.</text:p>
      <text:p text:style-name="P115"/>
      <text:p text:style-name="P17">Co opačný příklad, tj. když <text:span text:style-name="T107">se damage snižuje? Kdyby to bylo stejně, tak by šlo snížit damage až skoro na nulu, to určitě není dobře.</text:span></text:p>
      <text:p text:style-name="P17">– <text:span text:style-name="T107">ono to navíc asi musí být symetrické kvůli pvp.</text:span></text:p>
      <text:p text:style-name="P18">Asi to celé vydělit dvěma, tím se to bude asymptoticky blížit k +-50<text:span text:style-name="T51">%. </text:span><text:span text:style-name="T56">Ale bohu</text:span><text:span text:style-name="T108">žel teda i u mobů, hmm. Takže možná moby řešit klasicky brutusácky, přímo procentama. Dává to asi smysl – builder potřebuje vědět, jak moc se damage do moba zvýší, ne přepočítávat ratingy.</text:span></text:p>
      <text:p text:style-name="P18"/>
      <text:p text:style-name="P19">IMPORTANT: Snižování damage neznamená pronásobit to tímhle koeficientem. Když do cíle přijdu o +50% damage, tak to neznamená, že cíl dostává poloviční damage – dostává pouze o třetinu míň. <text:span text:style-name="T109">Tzn. pronásobuje se nejspíš 1/Result.</text:span></text:p>
      <text:p text:style-name="P19">– <text:span text:style-name="T109">pak by se možná mohlo asymptoticky blížit i k těm původním sto procentům, protože odpovídající </text:span><text:span text:style-name="T57">asymptotick</text:span><text:span text:style-name="T110">ý </text:span><text:span text:style-name="T57">cap </text:span><text:span text:style-name="T109">redukce bude </text:span><text:span text:style-name="T57">50</text:span><text:span text:style-name="T109">%, nikoliv </text:span><text:span text:style-name="T57">100</text:span><text:span text:style-name="T109">%</text:span></text:p>
      <text:p text:style-name="P19"/>
      <text:p text:style-name="P20">Rezisty u mobů – jak už jsem psal, buildeři by je asi měli nastavovat v procentech. To znamená, že všichni mobové budou mít všechny rezisty stejné a závislé pouze na levelu. To pořád bude dávat prosto pro případné debuffy ze spellů a podobně.</text:p>
      <text:p text:style-name="P20"/>
      <text:p text:style-name="P20">IDEA: Neomezovat player staty natvrdo, ale taky asymptoticky s tím, že se bude zvyšovat asymptotický cap (nejspíš podle levelu). To by znamenalo, že se stejným „euqipem“, respektive získanou hodnotou statu, bude mí<text:span text:style-name="T112">t</text:span> postava po advancu na vyšší level vyšší efektivní staty. Je to dobře? <text:span text:style-name="T111">Těžko říct, tohle je ještě potřeba promyslet.</text:span></text:p>
      <text:p text:style-name="P20">– <text:span text:style-name="T113">capy obecně jsou zlo (zvlášť ty tvrdé). Na druhou stranu cap daný contentem zajistí, že nebude třeba hlídat, kolik boostů daného statu je ve hře možné získat – stačí, aby jich bylo prostě dost. Když capu dosáhnu, tak vím, že ve stávajícím contentu už boosty hledat nemusím (na druhou stranu k tomu ale ani nebude už žádný důvod). Problém nastává, když ještě nejsem na capu starého contentu a seberu něco v novém contentu, kde je cap vyšší – pak by to vedlo k tomu nesbírat boosty v novém contentu, dokud nebudu mít capnutý starý content, abych ty highlevelové boosty „neplýtval“.</text:span></text:p>
      <text:p text:style-name="P20">– <text:span text:style-name="T114">asi by stačilo sčítat vždycky všechny boosty se stejným capem – různých capů asi nebude zas tolik. Když jsem nasbíral 53 statu s capem 100 a 32 statu s capem 50, tak prostě výsledná hodnota statu bude 85, tedy jako bych to posbíral v optimálním pořadí.</text:span></text:p>
      <text:p text:style-name="P36">Asymptotické capy asi jsou celkem dobrý nápad. <text:span text:style-name="T115">Je to plynulá křivka, takže tam nejsou žádné „sweet spoty“, prostě čím víc, tím líp. Navíc to nebude jako v ESU, kde jít přes soft cap nemělo smysl, protože byl pevný součet statá a bylo lepší jiné staty přelít někam, kde cap není. Každý stat bude nezávislý a bude mít smysl ho prostě rvát co nejvýš. Díky tomu „smart“ sčítání o odstavec výš to bude mít smysl i dlouhodobě – čím blíž budu k capu teď, tím blíž budu i později.</text:span></text:p>
      <text:p text:style-name="P36"/>
      <text:p text:style-name="P36"/>
      <text:h text:style-name="P178" text:outline-level="3">Mergování více různý<text:span text:style-name="T120">ch</text:span> cap<text:span text:style-name="T120">ů </text:span>na stejný stat</text:h>
      <text:p text:style-name="P133"/>
      <text:p text:style-name="P119"><text:soft-page-break/>Příklad:</text:p>
      <text:p text:style-name="P119">Cap1 je 50, Cap2 60</text:p>
      <text:p text:style-name="P119">– Celkový součet ratingu s Capem1 je <text:span text:style-name="T121">Rating1 =</text:span> 40, celkový součet ratingu s Capem2 je <text:span text:style-name="T121">Rating2 =</text:span> 30.</text:p>
      <text:p text:style-name="P119">– Efektivní rating čistě v rámci Capu1 je <text:span text:style-name="T122">50 * 40 / (25 + 40) = 30.77</text:span></text:p>
      <text:p text:style-name="P119">/*</text:p>
      <text:p text:style-name="P120">Určitě to nesmí bejt míň – takže se k 30.77 bude něco přičítat a to něco by mělo začínat na 0</text:p>
      <text:p text:style-name="P120">– <text:span text:style-name="T123">spočítám, kolik ratingu bych potřeboval, abych se dostal na 30.77 s Capem2 (WouldNeed)</text:span></text:p>
      <text:p text:style-name="P120">– <text:span text:style-name="T121">ve skutečnosti jsem na to ale potřeboval Rating1, takže Rating1 – WouldNeed jsem prowastoval.</text:span></text:p>
      <text:p text:style-name="P120">– <text:span text:style-name="T121">Takže sečtu všechny ratingy co mám, odečtu od nich ten prowastovaný kus a na výsledek aplikuju Cap2</text:span></text:p>
      <text:p text:style-name="P120"/>
      <text:p text:style-name="P121">Rating je proměnná, kterou hledám</text:p>
      <text:p text:style-name="P122">Value1 = 30.77</text:p>
      <text:p text:style-name="P123">Value1 = <text:span text:style-name="T25">Cap</text:span><text:span text:style-name="T24">2</text:span><text:span text:style-name="T26"> * </text:span><text:span text:style-name="T27">|Required</text:span><text:span text:style-name="T26">Rating</text:span><text:span text:style-name="T25"> / (Cap</text:span><text:span text:style-name="T24">2</text:span><text:span text:style-name="T25">/</text:span><text:span text:style-name="T26">2</text:span><text:span text:style-name="T25"> + </text:span><text:span text:style-name="T27">Required</text:span><text:span text:style-name="T26">Rating</text:span><text:span text:style-name="T25">)</text:span></text:p>
      <text:p text:style-name="P123"><text:span text:style-name="T24">Value1 * </text:span><text:span text:style-name="T25">Cap2/</text:span><text:span text:style-name="T26">2</text:span><text:span text:style-name="T25"> + </text:span><text:span text:style-name="T24">Value1 *</text:span><text:span text:style-name="T25"> </text:span><text:span text:style-name="T27">Required</text:span><text:span text:style-name="T26">Rating</text:span><text:span text:style-name="T25"> </text:span><text:span text:style-name="T28">= <text:s/></text:span><text:span text:style-name="T25">Cap</text:span><text:span text:style-name="T24">2</text:span><text:span text:style-name="T26"> * <text:s/></text:span><text:span text:style-name="T27">Required</text:span><text:span text:style-name="T26">Rating</text:span></text:p>
      <text:p text:style-name="P123"><text:span text:style-name="T26">Value1 * </text:span><text:span text:style-name="T25">Cap2/</text:span><text:span text:style-name="T26">2</text:span><text:span text:style-name="T25"> </text:span><text:span text:style-name="T28">= <text:s/></text:span><text:span text:style-name="T25">Cap</text:span><text:span text:style-name="T26">2 * </text:span><text:span text:style-name="T27">Required</text:span><text:span text:style-name="T26">Rating – Value1 *</text:span><text:span text:style-name="T25"> </text:span><text:span text:style-name="T29"><text:s/></text:span><text:span text:style-name="T27">Required</text:span><text:span text:style-name="T26">Rating</text:span></text:p>
      <text:p text:style-name="P123"><text:span text:style-name="T26">Value1 * </text:span><text:span text:style-name="T25">Cap2/</text:span><text:span text:style-name="T26">2</text:span><text:span text:style-name="T25"> </text:span><text:span text:style-name="T28">= <text:s/></text:span><text:span text:style-name="T27">Required</text:span><text:span text:style-name="T26">Rating <text:s/>* </text:span><text:span text:style-name="T30">(</text:span><text:span text:style-name="T25">Cap</text:span><text:span text:style-name="T26">2 – Value1</text:span><text:span text:style-name="T30">)</text:span></text:p>
      <text:p text:style-name="P37">*/</text:p>
      <text:p text:style-name="P37"/>
      <text:p text:style-name="P130"><text:span text:style-name="T41">Required</text:span><text:span text:style-name="T40">Rating = (</text:span><text:span text:style-name="T42">Value1 * </text:span><text:span text:style-name="T43">Cap2/</text:span><text:span text:style-name="T42">2</text:span><text:span text:style-name="T40">) / (</text:span><text:span text:style-name="T43">Cap</text:span><text:span text:style-name="T42">2 – Value1</text:span><text:span text:style-name="T40">)</text:span></text:p>
      <text:p text:style-name="P119"/>
      <text:p text:style-name="P45">/* <text:span text:style-name="T46">Required</text:span><text:span text:style-name="T47">Rating </text:span><text:span text:style-name="T48">= 31,58</text:span></text:p>
      <text:p text:style-name="P45"><text:span text:style-name="T44">WastedRating = </text:span><text:span text:style-name="T45">Rating</text:span><text:span text:style-name="T44">1 – </text:span><text:span text:style-name="T41">Required</text:span><text:span text:style-name="T42">Rating</text:span><text:span text:style-name="T47"> </text:span><text:span text:style-name="T48">= </text:span><text:span text:style-name="T49">40 – 31,58 = 8.42</text:span><text:span text:style-name="T48"> </text:span><text:s/>*/</text:p>
      <text:p text:style-name="P131"><text:span text:style-name="T78">EffectiveCap2Rating = Rating1 + Rating2 – WastedRating</text:span> = 40 + 30 – <text:span text:style-name="T124">8.42 = 61.58</text:span></text:p>
      <text:p text:style-name="P124">FinalValue = <text:span text:style-name="T25">Cap</text:span><text:span text:style-name="T24">2</text:span><text:span text:style-name="T26"> * </text:span><text:span text:style-name="T31">EffectiveCap2Rating</text:span><text:span text:style-name="T25"> / (Cap</text:span><text:span text:style-name="T24">2</text:span><text:span text:style-name="T25">/</text:span><text:span text:style-name="T26">2</text:span><text:span text:style-name="T25"> + </text:span><text:span text:style-name="T31">EffectiveCap2Rating</text:span><text:span text:style-name="T25">) </text:span><text:span text:style-name="T24">= </text:span><text:span text:style-name="T32">40.34</text:span></text:p>
      <text:p text:style-name="P131"/>
      <text:p text:style-name="P131">/*</text:p>
      <text:p text:style-name="P132">Ověření (získám 1 bod Ratingu2 – mělo by mě to posunout jen o kousek nad původní hodnotu <text:span text:style-name="T125">Value1 =</text:span> 30.77):</text:p>
      <text:p text:style-name="P118">Cap1 <text:span text:style-name="T126">=</text:span> 50, Cap2 <text:span text:style-name="T126">=</text:span> 60, <text:span text:style-name="T126">Rating1 = 40, Rating2 = 1</text:span></text:p>
      <text:p text:style-name="P118"/>
      <text:p text:style-name="P125">Výpočet:</text:p>
      <text:p text:style-name="P126"><text:span text:style-name="T27">Required</text:span><text:span text:style-name="T24">Rating = (</text:span><text:span text:style-name="T26">Value1 * </text:span><text:span text:style-name="T25">Cap2/</text:span><text:span text:style-name="T26">2</text:span><text:span text:style-name="T24">) / (</text:span><text:span text:style-name="T25">Cap</text:span><text:span text:style-name="T26">2 – Value1</text:span><text:span text:style-name="T24">)</text:span></text:p>
      <text:p text:style-name="P38">RequiredRating = 31.58</text:p>
      <text:p text:style-name="P127"><text:span text:style-name="T33">WastedRating = </text:span><text:span text:style-name="T34">Rating</text:span><text:span text:style-name="T33">1 – </text:span><text:span text:style-name="T27">Required</text:span><text:span text:style-name="T26">Rating </text:span><text:span text:style-name="T33">= </text:span><text:span text:style-name="T31">40 – 31,58 = 8.42<text:tab/>// </text:span><text:span text:style-name="T24">To pochopitelně vychází stejně</text:span></text:p>
      <text:p text:style-name="P128"><text:span text:style-name="T24">EffectiveCap2Rating = Rating1 + Rating2 – WastedRating </text:span><text:span text:style-name="T35">= </text:span><text:span text:style-name="T36">32,58</text:span></text:p>
      <text:p text:style-name="P124"><text:span text:style-name="T36">FinalValue = </text:span><text:span text:style-name="T25">Cap</text:span><text:span text:style-name="T36">2</text:span><text:span text:style-name="T26"> * </text:span><text:span text:style-name="T31">EffectiveCap2Rating</text:span><text:span text:style-name="T25"> / (Cap</text:span><text:span text:style-name="T36">2</text:span><text:span text:style-name="T25">/</text:span><text:span text:style-name="T26">2</text:span><text:span text:style-name="T25"> + </text:span><text:span text:style-name="T31">EffectiveCap2Rating</text:span><text:span text:style-name="T25">) </text:span><text:span text:style-name="T36">= 31,23</text:span></text:p>
      <text:p text:style-name="P124"><text:span text:style-name="T36">– </text:span><text:span text:style-name="T37">původní Value byla 30.77, teď je 31.23, což je o kousek víc – takže to je asi dobře.</text:span></text:p>
      <text:p text:style-name="P124"/>
      <text:p text:style-name="P129"><text:span text:style-name="T37">T</text:span><text:span text:style-name="T24">ODO: Ještě ověřit variantu, že Rating2 = 0</text:span></text:p>
      <text:p text:style-name="P128"><text:span text:style-name="T24">EffectiveCap2Rating = Rating1 + Rating2 – WastedRating </text:span><text:span text:style-name="T35">= </text:span><text:span text:style-name="T36">3</text:span><text:span text:style-name="T38">1</text:span><text:span text:style-name="T36">,58</text:span></text:p>
      <text:p text:style-name="P124"><text:span text:style-name="T36">FinalValue = </text:span><text:span text:style-name="T25">Cap</text:span><text:span text:style-name="T36">2</text:span><text:span text:style-name="T26"> * </text:span><text:span text:style-name="T31">EffectiveCap2Rating</text:span><text:span text:style-name="T25"> / (Cap</text:span><text:span text:style-name="T36">2</text:span><text:span text:style-name="T25">/</text:span><text:span text:style-name="T26">2</text:span><text:span text:style-name="T25"> + </text:span><text:span text:style-name="T31">EffectiveCap2Rating</text:span><text:span text:style-name="T25">) </text:span><text:span text:style-name="T36">= </text:span><text:span text:style-name="T39">30,77</text:span></text:p>
      <text:p text:style-name="P39"><text:soft-page-break/>– takže je to dobře, navazuje to.</text:p>
      <text:p text:style-name="P42">*/</text:p>
      <text:p text:style-name="P42"/>
      <text:h text:style-name="Heading_20_1" text:outline-level="1">Rasy</text:h>
      <text:p text:style-name="P150"><text:span text:style-name="T139">S</text:span>tejný damage a heal output, ale různé metody, jak ho dosáhnout</text:p>
      <text:p text:style-name="P150">– <text:span text:style-name="T139">malé rasy menší rány/healy ale častěji, velké rasy velké rány/healy s delším attack/cast speedem</text:span></text:p>
      <text:p text:style-name="P151">Stejné effective hp</text:p>
      <text:p text:style-name="P151">– malé rasy menší hp pool ale innate mitigace/avoidance, <text:span text:style-name="T140">velké naopak</text:span></text:p>
      <text:p text:style-name="P151"/>
      <text:p text:style-name="P152">Otázka je, co s innate spellama – hlavně l<text:span text:style-name="T141">í</text:span>tání</text:p>
      <text:p text:style-name="P152">– <text:span text:style-name="T142">ideálně by každá rasa měla mít nějakou celkem podstatnou non-combat speciálku (nebo všechny nějakou nepodstatnou – ve stavu, kdy má každý lítání v equipu, je to například dost jedno).</text:span></text:p>
      <text:p text:style-name="P152"/>
      <text:h text:style-name="P172" text:outline-level="1">Racial <text:span text:style-name="T146">and class</text:span> modifiers</text:h>
      <text:p text:style-name="P136">Pokud budou existovat, tak budou multiplikativní.</text:p>
      <text:p text:style-name="P136">– pokud bude mít dejme tomu tank víc hpček (což vcelku dává smysl), tak se to mechanicky projeví nějakým koeficientem (třeba 1,2), kterým se pronásobí jeho základní hpčka. Asi to bude nějaká passivní abilita a respec na damagera ji zase odstraní (hpčka tím klesnou).</text:p>
      <text:p text:style-name="P80">/* Tohle řešení je výrazn<text:span text:style-name="T147">ě jednodušší, než počítat např. efekt na hp gain z levlu, konstituce, atd. Navíc má tu výhodu, že dobře scaluje – nehledě na level, zdroj hpček (třeba temporary boost z nějakého spellupu), či cokoliv dalšího bude vždycky stejný poměr mezi hpčky tanka a netanka.</text:span></text:p>
      <text:p text:style-name="P80"><text:span text:style-name="T147">To same plati pro damage output, heal output, at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152cm" style:contextual-spacing="false" fo:text-align="justify" style:justify-single-word="false" fo:background-color="transparent">
        <style:background-image/>
      </style:paragraph-propertie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4cm" fo:margin-bottom="0.101cm" style:contextual-spacing="false" fo:text-indent="0cm" style:auto-text-indent="false" fo:keep-with-next="always"/>
      <style:text-properties fo:font-size="20pt"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cm" fo:margin-bottom="0.101cm" style:contextual-spacing="false" fo:text-indent="0cm" style:auto-text-indent="false"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199cm" fo:margin-bottom="0.101cm" style:contextual-spacing="false" fo:text-indent="0cm" style:auto-text-indent="false" fo:background-color="transparent" fo:keep-with-next="always">
        <style:background-image/>
      </style:paragraph-properties>
      <style:text-properties fo:font-size="16pt" fo:language="cs" fo:country="CZ"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2pt"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1pt"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5pt" fo:language="cs" fo:country="CZ"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pt" fo:language="cs" fo:country="CZ"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Times New Roman" fo:font-family="'Times New Roman'"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01-16T13:55:01.036000000</dc:date>
    <meta:print-date>2113-01-01T00:00:00</meta:print-date>
    <meta:editing-cycles>4508</meta:editing-cycles>
    <meta:editing-duration>P14DT2H13M13S</meta:editing-duration>
    <meta:generator>LibreOffice/4.2.4.2$Windows_x86 LibreOffice_project/63150712c6d317d27ce2db16eb94c2f3d7b699f8</meta:generator>
    <meta:document-statistic meta:table-count="0" meta:image-count="0" meta:object-count="0" meta:page-count="8" meta:paragraph-count="179" meta:word-count="2739" meta:character-count="16376" meta:non-whitespace-character-count="13700"/>
  </office:meta>
</office:document-meta>
</file>